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5569in" fo:margin-left="-0.075in" fo:margin-top="0in" fo:margin-bottom="0in" style:page-number="80"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eaf1dd"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background-color="#eaf1dd" fo:padding-left="0.0785in" fo:padding-right="0.075in" fo:padding-top="0in" fo:padding-bottom="0in" fo:border="0.5pt solid #000001">
        <style:background-image/>
      </style:table-cell-properties>
    </style:style>
    <style:style style:name="Table3.A2" style:family="table-cell">
      <style:table-cell-properties style:vertical-align="middle" fo:padding-left="0.0785in" fo:padding-right="0.075in" fo:padding-top="0in" fo:padding-bottom="0in" fo:border="0.5pt solid #000001"/>
    </style:style>
    <style:style style:name="Table3.B2" style:family="table-cell">
      <style:table-cell-properties style:vertical-align="middle" fo:padding-left="0.0785in" fo:padding-right="0.075in" fo:padding-top="0in" fo:padding-bottom="0in" fo:border="0.5pt solid #000001"/>
    </style:style>
    <style:style style:name="Table3.C2"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05b8d8"/>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fo:color="#000000" style:font-name="Times New Roman" fo:font-size="12pt" style:font-size-asian="12pt" style:font-name-complex="Times New Roman2" style:font-size-complex="12pt"/>
    </style:style>
    <style:style style:name="P5"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05b8d8"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05b8d8" style:font-size-asian="12pt" style:font-name-complex="Times New Roman2"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12"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05b8d8" style:font-name-asian="Times New Roman2" style:font-size-asian="12pt" style:font-name-complex="Times New Roman2" style:font-size-complex="12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05b8d8" style:font-size-asian="12pt" style:font-name-complex="Times New Roman2" style:font-size-complex="12pt"/>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05b8d8" style:font-size-asian="12pt" style:font-name-complex="Times New Roman2" style:font-size-complex="12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size-asian="12pt" style:font-weight-asian="bold" style:font-name-complex="Times New Roman2" style:font-size-complex="12pt"/>
    </style:style>
    <style:style style:name="P17"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03021d" style:font-size-asian="14pt" style:font-weight-asian="bold" style:font-size-complex="14pt" style:font-style-complex="italic" style:font-weight-complex="bold"/>
    </style:style>
    <style:style style:name="P18"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03021d" style:font-size-asian="16pt" style:font-weight-asian="bold" style:font-size-complex="16pt" style:font-style-complex="italic"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20"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21" style:family="paragraph" style:parent-style-name="Standard">
      <loext:graphic-properties draw:fill="solid" draw:fill-color="#ffffff"/>
      <style:paragraph-properties fo:margin-left="0.4165in" fo:margin-right="0in" fo:margin-top="0in" fo:margin-bottom="0.139in" loext:contextual-spacing="true" fo:line-height="100%" fo:text-indent="0in" style:auto-text-indent="false" fo:background-color="#ffffff">
        <style:tab-stops>
          <style:tab-stop style:position="0.4165in"/>
        </style:tab-stops>
      </style:paragraph-properties>
      <style:text-properties fo:color="#000000" style:font-name="Times New Roman" fo:font-size="12pt" style:font-size-asian="12pt" style:font-name-complex="Times New Roman2" style:font-size-complex="12pt"/>
    </style:style>
    <style:style style:name="P22"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ab-stops>
          <style:tab-stop style:position="2.7016in"/>
        </style:tab-stops>
      </style:paragraph-properties>
      <style:text-properties fo:color="#000000" style:font-name="Times New Roman" fo:font-size="12pt" style:font-size-asian="12pt" style:font-name-complex="Times New Roman2" style:font-size-complex="12pt" style:font-weight-complex="bold"/>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4"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25"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26"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27"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8"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9"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30"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1"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32"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33"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6"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7"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38"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41"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42"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3"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44"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45"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46"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7"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8"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49" style:family="paragraph" style:parent-style-name="List_20_Paragraph">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50"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51"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52"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53" style:family="paragraph" style:parent-style-name="Standard">
      <style:paragraph-properties fo:margin-left="0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54"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5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5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5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58"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59"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60"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61" style:family="paragraph" style:parent-style-name="No_20_Spacing">
      <style:text-properties style:font-name="Times New Roman" fo:font-size="12pt" style:font-size-asian="12pt" style:font-name-complex="Times New Roman2" style:font-size-complex="12pt" style:font-weight-complex="bold"/>
    </style:style>
    <style:style style:name="P62" style:family="paragraph" style:parent-style-name="No_20_Spacing">
      <style:text-properties style:font-name="Times New Roman" fo:font-size="12pt" style:font-size-asian="12pt" style:language-asian="id" style:country-asian="ID" style:font-name-complex="Times New Roman2" style:font-size-complex="12pt"/>
    </style:style>
    <style:style style:name="P63"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64"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65" style:family="paragraph" style:parent-style-name="No_20_Spacing">
      <style:paragraph-properties fo:text-align="justify" style:justify-single-word="false"/>
    </style:style>
    <style:style style:name="P66" style:family="paragraph" style:parent-style-name="No_20_Spacing">
      <style:paragraph-properties fo:text-align="justify" style:justify-single-word="false">
        <style:tab-stops>
          <style:tab-stop style:position="0.4925in"/>
        </style:tab-stops>
      </style:paragraph-properties>
    </style:style>
    <style:style style:name="P67"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8"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9"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70"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71"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72"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73" style:family="paragraph" style:parent-style-name="No_20_Spacing">
      <style:paragraph-properties fo:margin-left="1in" fo:margin-right="0in" fo:line-height="100%" fo:text-align="justify" style:justify-single-word="false" fo:text-indent="0in" style:auto-text-indent="false"/>
    </style:style>
    <style:style style:name="P74"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75"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76" style:family="paragraph" style:parent-style-name="List_20_Paragraph">
      <style:paragraph-properties fo:margin-left="0.2945in" fo:margin-right="0in" fo:margin-top="0in" fo:margin-bottom="0in" loext:contextual-spacing="true" fo:line-height="100%" fo:text-indent="-0.2945in" style:auto-text-indent="false"/>
    </style:style>
    <style:style style:name="P77"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78"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9"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80"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81"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2"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3"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4" style:family="paragraph" style:parent-style-name="List_20_Paragraph">
      <style:paragraph-properties fo:margin-left="0.5362in" fo:margin-right="0in" fo:text-align="justify" style:justify-single-word="false" fo:text-indent="-0.2126in" style:auto-text-indent="false"/>
      <style:text-properties fo:color="#000000" style:font-name="Times New Roman" fo:font-size="12pt" fo:language="id" fo:country="ID" style:font-size-asian="12pt" style:font-name-complex="Times New Roman2" style:font-size-complex="12pt"/>
    </style:style>
    <style:style style:name="P85"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6"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7"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8" style:family="paragraph" style:parent-style-name="Standard" style:list-style-name="WWNum14">
      <loext:graphic-properties draw:fill="solid" draw:fill-color="#ffffff"/>
      <style:paragraph-properties fo:margin-left="0.4165in" fo:margin-right="0in" fo:margin-top="0in" fo:margin-bottom="0.139in" loext:contextual-spacing="true" fo:line-height="100%" fo:text-indent="-0.1965in" style:auto-text-indent="false" fo:background-color="#ffffff">
        <style:tab-stops>
          <style:tab-stop style:position="0.4165in"/>
        </style:tab-stops>
      </style:paragraph-properties>
      <style:text-properties fo:color="#000000" style:font-name="Times New Roman" fo:font-size="12pt" style:font-size-asian="12pt" style:font-name-complex="Times New Roman2" style:font-size-complex="12pt"/>
    </style:style>
    <style:style style:name="P89" style:family="paragraph" style:parent-style-name="Standard" style:list-style-name="WWNum14">
      <loext:graphic-properties draw:fill="solid" draw:fill-color="#ffffff"/>
      <style:paragraph-properties fo:margin-left="0.4165in" fo:margin-right="0in" fo:margin-top="0in" fo:margin-bottom="0.139in" loext:contextual-spacing="true" fo:line-height="100%" fo:text-indent="-0.1965in" style:auto-text-indent="false" fo:background-color="#ffffff">
        <style:tab-stops>
          <style:tab-stop style:position="0.4165in"/>
        </style:tab-stops>
      </style:paragraph-properties>
    </style:style>
    <style:style style:name="P90"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91"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2"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3"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4"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5"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6"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7"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98"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99" style:family="paragraph" style:parent-style-name="List_20_Paragraph" style:list-style-name="WWNum3">
      <style:paragraph-properties fo:margin-top="0in" fo:margin-bottom="0in" loext:contextual-spacing="true" fo:line-height="100%" fo:text-align="justify" style:justify-single-word="false"/>
    </style:style>
    <style:style style:name="P100"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1"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2" style:family="paragraph" style:parent-style-name="List_20_Paragraph" style:list-style-name="WWNum15">
      <style:paragraph-properties fo:margin-left="0.5362in" fo:margin-right="0in" fo:margin-top="0in" fo:margin-bottom="0in" loext:contextual-spacing="true" fo:line-height="100%" fo:text-align="justify" style:justify-single-word="false" fo:text-indent="-0.1846in" style:auto-text-indent="false"/>
      <style:text-properties fo:color="#000000" style:font-name="Times New Roman" fo:font-size="12pt" style:font-size-asian="12pt" style:font-name-complex="Times New Roman2" style:font-size-complex="12pt"/>
    </style:style>
    <style:style style:name="P103"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4"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106" style:family="paragraph" style:parent-style-name="No_20_Spacing" style:list-style-name="WWNum2">
      <style:paragraph-properties fo:text-align="justify" style:justify-single-word="false"/>
      <style:text-properties style:font-name="Times New Roman" fo:font-size="12pt" style:font-size-asian="12pt" style:font-name-complex="Times New Roman2" style:font-size-complex="12pt"/>
    </style:style>
    <style:style style:name="P107" style:family="paragraph" style:parent-style-name="No_20_Spacing" style:list-style-name="WWNum6">
      <style:paragraph-properties fo:text-align="justify" style:justify-single-word="false"/>
      <style:text-properties style:font-name="Times New Roman" fo:font-size="12pt" style:font-size-asian="12pt" style:font-name-complex="Times New Roman2" style:font-size-complex="12pt"/>
    </style:style>
    <style:style style:name="P108"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2" style:font-size-complex="12pt"/>
    </style:style>
    <style:style style:name="P110" style:family="paragraph" style:parent-style-name="No_20_Spacing" style:list-style-name="WWNum6">
      <style:paragraph-properties fo:text-align="justify" style:justify-single-word="false"/>
    </style:style>
    <style:style style:name="P111" style:family="paragraph" style:parent-style-name="No_20_Spacing" style:list-style-name="WWNum6">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2"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3"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4" style:family="paragraph" style:parent-style-name="No_20_Spacing" style:list-style-name="WWNum3">
      <style:paragraph-properties fo:line-height="100%" fo:text-align="justify" style:justify-single-word="false"/>
    </style:style>
    <style:style style:name="P115"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6" style:family="paragraph" style:parent-style-name="No_20_Spacing" style:list-style-name="WWNum5">
      <style:paragraph-properties fo:margin-left="0.2957in" fo:margin-right="0in" fo:text-align="justify" style:justify-single-word="false" fo:text-indent="-0.2957in" style:auto-text-indent="false"/>
    </style:style>
    <style:style style:name="P117"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18"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19" style:family="paragraph" style:parent-style-name="No_20_Spacing" style:list-style-name="WWNum16">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0" style:family="paragraph" style:parent-style-name="No_20_Spacing" style:list-style-name="WWNum17">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1" style:family="paragraph" style:parent-style-name="No_20_Spacing" style:list-style-name="WWNum17">
      <style:paragraph-properties fo:margin-left="0.4925in" fo:margin-right="0in" fo:text-align="justify" style:justify-single-word="false" fo:text-indent="-0.1965in" style:auto-text-indent="false"/>
    </style:style>
    <style:style style:name="P122"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3"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4"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5"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6"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7"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03021d" style:font-size-asian="12pt" style:font-name-complex="Times New Roman2" style:font-size-complex="12pt"/>
    </style:style>
    <style:style style:name="T3" style:family="text">
      <style:text-properties style:font-name="Times New Roman" fo:font-size="12pt" officeooo:rsid="0017d72a" style:font-size-asian="12pt" style:font-name-complex="Times New Roman2" style:font-size-complex="12pt"/>
    </style:style>
    <style:style style:name="T4" style:family="text">
      <style:text-properties style:font-name="Times New Roman" fo:font-size="12pt" officeooo:rsid="001ad134" style:font-size-asian="12pt" style:font-name-complex="Times New Roman2" style:font-size-complex="12pt"/>
    </style:style>
    <style:style style:name="T5" style:family="text">
      <style:text-properties style:font-name="Times New Roman" fo:font-size="12pt" style:font-size-asian="12pt" style:language-asian="id" style:country-asian="ID" style:font-name-complex="Times New Roman2" style:font-size-complex="12pt"/>
    </style:style>
    <style:style style:name="T6" style:family="text">
      <style:text-properties style:font-name="Times New Roman" fo:font-size="12pt" style:font-size-asian="12pt" style:language-asian="id" style:country-asian="ID" style:font-name-complex="Times New Roman2" style:font-size-complex="12pt" style:font-weight-complex="bold"/>
    </style:style>
    <style:style style:name="T7" style:family="text">
      <style:text-properties style:font-name="Times New Roman" fo:font-size="12pt" officeooo:rsid="0004ed61" style:font-size-asian="12pt" style:language-asian="id" style:country-asian="ID" style:font-name-complex="Times New Roman2" style:font-size-complex="12pt"/>
    </style:style>
    <style:style style:name="T8" style:family="text">
      <style:text-properties style:font-name="Times New Roman" fo:font-size="12pt" style:font-size-asian="12pt" style:language-asian="id" style:country-asian="ID" style:font-size-complex="12pt"/>
    </style:style>
    <style:style style:name="T9" style:family="text">
      <style:text-properties style:font-name="Times New Roman" fo:font-size="12pt" fo:font-weight="bold" style:font-size-asian="12pt" style:font-weight-asian="bold" style:font-name-complex="Times New Roman2" style:font-size-complex="12pt"/>
    </style:style>
    <style:style style:name="T10"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1" style:family="text">
      <style:text-properties style:font-name="Times New Roman" fo:font-size="12pt" fo:language="id" fo:country="ID" fo:font-weight="bold" style:font-size-asian="12pt" style:font-weight-asian="bold" style:font-name-complex="Times New Roman2" style:font-size-complex="12pt"/>
    </style:style>
    <style:style style:name="T12" style:family="text">
      <style:text-properties style:font-name="Times New Roman" fo:font-size="12pt" fo:language="id" fo:country="ID" style:font-size-asian="12pt" style:language-asian="id" style:country-asian="ID" style:font-name-complex="Times New Roman2" style:font-size-complex="12pt"/>
    </style:style>
    <style:style style:name="T13"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4"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5"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16" style:family="text">
      <style:text-properties style:font-name="Times New Roman" fo:font-size="12pt" fo:font-style="italic" style:font-size-asian="12pt" style:font-style-asian="italic" style:font-name-complex="Times New Roman2" style:font-size-complex="12pt"/>
    </style:style>
    <style:style style:name="T17" style:family="text">
      <style:text-properties style:font-name="Times New Roman" fo:font-size="12pt" fo:font-style="italic" style:font-size-asian="12pt" style:font-style-asian="italic" style:font-name-complex="Times New Roman2" style:font-size-complex="12pt" style:font-style-complex="italic"/>
    </style:style>
    <style:style style:name="T18" style:family="text">
      <style:text-properties style:font-name="Times New Roman" fo:font-size="12pt" fo:language="fi" fo:country="FI" fo:font-weight="bold" style:font-size-asian="12pt" style:font-weight-asian="bold" style:font-name-complex="Times New Roman2" style:font-size-complex="12pt"/>
    </style:style>
    <style:style style:name="T19" style:family="text">
      <style:text-properties style:font-name="Times New Roman" fo:font-size="12pt" fo:language="fi" fo:country="FI" style:font-size-asian="12pt" style:font-name-complex="Times New Roman2" style:font-size-complex="12pt"/>
    </style:style>
    <style:style style:name="T20" style:family="text">
      <style:text-properties style:font-name="Times New Roman" fo:font-size="12pt" fo:language="fi" fo:country="FI" fo:font-style="italic" style:font-size-asian="12pt" style:font-style-asian="italic" style:font-name-complex="Times New Roman2" style:font-size-complex="12pt"/>
    </style:style>
    <style:style style:name="T21" style:family="text">
      <style:text-properties style:font-name="Times New Roman" fo:font-size="12pt" style:font-name-asian="Times New Roman2" style:font-size-asian="12pt" style:font-name-complex="Times New Roman2" style:font-size-complex="12pt"/>
    </style:style>
    <style:style style:name="T22" style:family="text">
      <style:text-properties fo:color="#000000" style:font-name="Times New Roman" fo:font-size="12pt" fo:language="id" fo:country="ID" style:font-size-asian="12pt" style:font-name-complex="Times New Roman2" style:font-size-complex="12pt"/>
    </style:style>
    <style:style style:name="T23" style:family="text">
      <style:text-properties fo:color="#000000" style:font-name="Times New Roman" fo:font-size="12pt" fo:language="id" fo:country="ID" style:font-name-asian="MS Mincho" style:font-size-asian="12pt" style:font-name-complex="Times New Roman2" style:font-size-complex="12pt"/>
    </style:style>
    <style:style style:name="T24" style:family="text">
      <style:text-properties fo:color="#000000" style:font-name="Times New Roman" fo:font-size="12pt" style:font-size-asian="12pt" style:font-name-complex="Times New Roman2" style:font-size-complex="12pt"/>
    </style:style>
    <style:style style:name="T25" style:family="text">
      <style:text-properties fo:color="#000000" style:font-name="Times New Roman" fo:font-size="12pt" style:font-size-asian="12pt" style:font-name-complex="Times New Roman2" style:font-size-complex="12pt" style:font-weight-complex="bold"/>
    </style:style>
    <style:style style:name="T26" style:family="text">
      <style:text-properties fo:color="#000000" style:font-name="Times New Roman" fo:font-size="12pt" fo:letter-spacing="0.0008in" fo:language="id" fo:country="ID" style:font-size-asian="12pt" style:font-name-complex="Times New Roman2" style:font-size-complex="12pt"/>
    </style:style>
    <style:style style:name="T27" style:family="text">
      <style:text-properties fo:color="#000000" style:font-name="Times New Roman" fo:font-size="12pt" style:font-name-asian="MS Mincho" style:font-size-asian="12pt" style:font-name-complex="Times New Roman2" style:font-size-complex="12pt"/>
    </style:style>
    <style:style style:name="T28"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29" style:family="text">
      <style:text-properties fo:color="#000000" style:font-name="Times New Roman" fo:font-size="12pt" style:font-name-asian="Times New Roman2" style:font-size-asian="12pt" style:font-name-complex="Times New Roman2" style:font-size-complex="12pt"/>
    </style:style>
    <style:style style:name="T30" style:family="text">
      <style:text-properties fo:color="#000000" style:font-name="Times New Roman" fo:font-size="12pt" fo:language="en" fo:country="GB" style:font-size-asian="12pt" style:font-name-complex="Times New Roman2" style:font-size-complex="12pt"/>
    </style:style>
    <style:style style:name="T31"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2"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33"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ext:soft-page-break/>
        <table:table-row table:style-name="Table1.1">
          <table:table-cell table:style-name="Table1.A1" office:value-type="string">
            <text:p text:style-name="P18">RENCANA PELAKSANAAN PEMBELAJARAN</text:p>
            <text:p text:style-name="P17">(RPP)</text:p>
          </table:table-cell>
        </table:table-row>
      </table:table>
      <text:p text:style-name="P59"/>
      <text:p text:style-name="P66"><text:span text:style-name="T2">Satuan Pendidikan<text:tab/>: </text:span><text:span text:style-name="T1">SD </text:span><text:span text:style-name="T2">Negeri 42 Kota Ternate</text:span></text:p>
      <text:p text:style-name="P59">Mata Pelajaran<text:tab/>: PJOK</text:p>
      <text:p text:style-name="P66"><text:span text:style-name="T1">Kelas/Semester<text:tab/>: </text:span><text:span text:style-name="T2">IV</text:span><text:span text:style-name="T1">/</text:span><text:span text:style-name="T2">1</text:span></text:p>
      <text:p text:style-name="P59">Materi<text:tab/><text:tab/><text:tab/><text:tab/>: Variasi Gerak Dasar Permainan Bola Kecil (Rounders)</text:p>
      <text:p text:style-name="P66"><text:span text:style-name="T1">Alokasi Waktu<text:tab/>: </text:span><text:span text:style-name="T2">3</text:span><text:span text:style-name="T1"> x 35 menit </text:span><text:span text:style-name="T2">( 3x Tatap Muka )</text:span></text:p>
      <text:p text:style-name="P58"/>
      <text:list xml:id="list1835110871" text:style-name="WWNum5">
        <text:list-item>
          <text:p text:style-name="P116"><text:span text:style-name="T9">Kompetensi Inti</text:span><text:span text:style-name="T11"> (KI)</text:span></text:p>
        </text:list-item>
      </text:list>
      <text:p text:style-name="P28"/>
      <text:list xml:id="list2615518113" text:style-name="WWNum2">
        <text:list-item>
          <text:p text:style-name="P106">Menerima, menjalankan, dan menghargai ajaran agama yang dianutnya.</text:p>
        </text:list-item>
        <text:list-item>
          <text:p text:style-name="P106">Menunjukkan perilaku jujur, <text:tab/>disiplin, tanggung jawab, santun, peduli, dan percaya diri dalam berinteraksi dengan keluarga, teman, guru, dan tetangganya serta cinta tanah air.</text:p>
        </text:list-item>
        <text:list-item>
          <text:p text:style-name="P106">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6">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8"/>
      <text:list xml:id="list91933887976799" text:continue-list="list1835110871" text:style-name="WWNum5">
        <text:list-item>
          <text:p text:style-name="P117">Kompetensi Dasar dan Indikator Pencapaian Kompetensi</text:p>
        </text:list-item>
      </text:list>
      <text:p text:style-name="P23"/>
      <table:table table:name="Table2" table:style-name="Table2">
        <table:table-column table:style-name="Table2.A"/>
        <table:table-column table:style-name="Table2.B"/>
        <table:table-row table:style-name="Table2.1">
          <table:table-cell table:style-name="Table2.A1" office:value-type="string">
            <text:p text:style-name="P20">Kompetensi Dasar</text:p>
          </table:table-cell>
          <table:table-cell table:style-name="Table2.A1" office:value-type="string">
            <text:p text:style-name="P20">Indikator Pencapaian Kompetensi</text:p>
          </table:table-cell>
        </table:table-row>
        <table:table-row table:style-name="Table2.1">
          <table:table-cell table:style-name="Table2.A2" office:value-type="string">
            <text:p text:style-name="P76"><text:span text:style-name="T22">3.2<text:tab/>Memahami </text:span><text:span text:style-name="T24">prosedur</text:span><text:span text:style-name="T22"> variasi pola gerak dasar lokomotor, no</text:span><text:span text:style-name="T26">n</text:span><text:span text:style-name="T22">-lokomotor, dan manipulatif sesuai dengan </text:span><text:span text:style-name="T24">konsep </text:span><text:span text:style-name="T22">tubuh</text:span><text:span text:style-name="T24">, ruang, usaha, dan keterhubungan</text:span><text:span text:style-name="T22"> dalam permainan bola kecil sederhana dan atau tradisional. *</text:span></text:p>
            <text:p text:style-name="P76"><text:span text:style-name="T22">4.2</text:span><text:span text:style-name="T24"> <text:s/></text:span><text:span text:style-name="T22">Mempraktik kan variasi pola gerak dasar lokomotor, no</text:span><text:span text:style-name="T26">n</text:span><text:span text:style-name="T22">-lokomotor, dan manipulatif sesuai dengan </text:span><text:span text:style-name="T24">konsep </text:span><text:span text:style-name="T22">tubuh</text:span><text:span text:style-name="T24">, ruang, usaha, dan keterhubungan</text:span><text:span text:style-name="T22"> dalam permainan bola kecil sederhana dan atau tradisional. *</text:span></text:p>
          </table:table-cell>
          <table:table-cell table:style-name="Table2.B2" office:value-type="string">
            <text:list xml:id="list3399507223" text:style-name="WWNum14">
              <text:list-item>
                <text:p text:style-name="P88">Siswa menyimak informasi dan peragaan materi tentang variasi pola gerak melambungkan bola, melempar bola, menangkap bola keberbagai arah, berbagai pegangan, dan posisi.</text:p>
              </text:list-item>
            </text:list>
            <text:p text:style-name="P21"/>
            <text:list xml:id="list91934278972958" text:continue-numbering="true" text:style-name="WWNum14">
              <text:list-item>
                <text:p text:style-name="P89"><text:span text:style-name="T27">Siswa membagi diri ke dalam delapan kelompok sesuai dengan materi (materi menjadi nama kelompok, contoh kelompok </text:span><text:span text:style-name="T23">melambungkan bola</text:span><text:span text:style-name="T27">, kelompok </text:span><text:span text:style-name="T23">melempar bola</text:span><text:span text:style-name="T27">, dan seterusnya). Di dalam kelompok ini setiap siswa secara berulang-ulang mempraktikkan gerak sesuai dengan nama kelompoknya.</text:span></text:p>
              </text:list-item>
              <text:list-item>
                <text:p text:style-name="P88">Setiap anggota kelompok berkunjung ke kelompok lain untuk mempelajari dan “mengajari” materi dari dan ke kelompok lain setelah mendapatkan aba-aba dari guru.</text:p>
              </text:list-item>
              <text:list-item>
                <text:p text:style-name="P89"><text:span text:style-name="T24">Setiap anggota kelompok kembali </text:span><text:soft-page-break/><text:span text:style-name="T24">ke kelompok masing-masing untuk mempelajari dan “mengajari” materi dari dan ke kelompoknya sendiri setelah mendapatkan aba-aba dari guru.</text:span></text:p>
              </text:list-item>
              <text:list-item>
                <text:p text:style-name="P88">Siswa menerima umpan balik secara individual maupun klasikal dari guru.</text:p>
              </text:list-item>
              <text:list-item>
                <text:p text:style-name="P89"><text:span text:style-name="T25">Siswa mencoba tugas </text:span><text:span text:style-name="T24">variasi pola gerak </text:span><text:span text:style-name="T22">permainan rounders</text:span><text:span text:style-name="T24"> ke dalam permainan </text:span><text:span text:style-name="T22">sederhana dan atau tradisional </text:span><text:span text:style-name="T24">dilandasi nilai-nilai </text:span><text:span text:style-name="T22">disiplin, percaya diri, sungguh-sungguh, dan kerja sama</text:span><text:span text:style-name="T24">.</text:span></text:p>
              </text:list-item>
              <text:list-item>
                <text:p text:style-name="P88">Hasil belajar siswa dinilai selama proses dan di akhir pembelajaran.</text:p>
              </text:list-item>
            </text:list>
            <text:p text:style-name="P4"/>
          </table:table-cell>
        </table:table-row>
      </table:table>
      <text:p text:style-name="P63"/>
      <text:p text:style-name="P71"/>
      <text:list xml:id="list91932703966411" text:continue-list="list91933887976799" text:style-name="WWNum5">
        <text:list-item>
          <text:p text:style-name="P117">Tujuan Pembelajaran</text:p>
        </text:list-item>
      </text:list>
      <text:p text:style-name="P26">Setelah mengikuti kegiatan pembelajaran diharpakan siswa mampu:</text:p>
      <text:list xml:id="list3286022139" text:style-name="WWNum8">
        <text:list-item>
          <text:p text:style-name="P97">Siswa menyimak informasi dan peragaan materi tentang variasi pola gerak melambungkan bola, melempar bola, menangkap bola keberbagai arah, berbagai pegangan, dan posisi.</text:p>
        </text:list-item>
        <text:list-item>
          <text:p text:style-name="P97">Siswa membagi diri ke dalam delapan kelompok sesuai dengan materi (materi menjadi nama kelompok, contoh kelompok melambungkan bola, kelompok melempar bola, dan seterusnya). Di dalam kelompok ini setiap siswa secara berulang-ulang mempraktikkan gerak sesuai dengan nama kelompoknya.</text:p>
        </text:list-item>
        <text:list-item>
          <text:p text:style-name="P97">Setiap anggota kelompok berkunjung ke kelompok lain untuk mempelajari dan “mengajari” materi dari dan ke kelompok lain setelah mendapatkan aba-aba dari guru.</text:p>
        </text:list-item>
        <text:list-item>
          <text:p text:style-name="P97">Setiap anggota kelompok kembali ke kelompok masing-masing untuk mempelajari dan “mengajari” materi dari dan ke kelompoknya sendiri setelah mendapatkan aba-aba dari guru.</text:p>
        </text:list-item>
        <text:list-item>
          <text:p text:style-name="P97">Siswa menerima umpan balik secara individual maupun klasikal dari guru.</text:p>
        </text:list-item>
        <text:list-item>
          <text:p text:style-name="P97">Siswa mencoba tugas variasi pola gerak permainan rounders ke dalam permainan sederhana dan atau tradisional dilandasi nilai-nilai disiplin, percaya diri, sungguh-sungguh, dan kerja sama.</text:p>
        </text:list-item>
        <text:list-item>
          <text:p text:style-name="P97">Hasil belajar siswa dinilai selama proses dan di akhir pembelajaran.</text:p>
        </text:list-item>
      </text:list>
      <text:p text:style-name="P49"/>
      <text:p text:style-name="P77"/>
      <text:list xml:id="list91934313579029" text:continue-list="list91932703966411" text:style-name="WWNum5">
        <text:list-item>
          <text:p text:style-name="P117">Materi Pembelajaran.</text:p>
        </text:list-item>
      </text:list>
      <text:p text:style-name="P84">Rounders:</text:p>
      <text:list xml:id="list884403566" text:style-name="WWNum15">
        <text:list-item>
          <text:p text:style-name="P102">Melambungkan Bola</text:p>
        </text:list-item>
        <text:list-item>
          <text:p text:style-name="P102">Melempar Bola</text:p>
        </text:list-item>
        <text:list-item>
          <text:p text:style-name="P102">Menangkap Bola</text:p>
        </text:list-item>
      </text:list>
      <text:p text:style-name="P22"/>
      <text:p text:style-name="P22"/>
      <text:p text:style-name="P22"><text:soft-page-break/></text:p>
      <text:p text:style-name="P22">Teknik dasar adalah salah satu upaya untuk menciptakan suatu gerakan yang tersusun secara sistematis dan teratur. Maka dengan itu teknik permainan kipers ada dua macam, yaitu menangkap, melempar atau mengoper bola, dan memukul.</text:p>
      <text:p text:style-name="P22"/>
      <text:p text:style-name="P22">1.1. 1. Menangkap Bola</text:p>
      <text:p text:style-name="P22">Dalam permainan kipers, menangkap bola harus diutamakan dengan satu tangan. Ketika menangkap bola amati bola, sehingga diketahui kecepatan dan arah jatuhnya bola. Jinakkan bola dengan menangkap bola dalam sikap lentur (rileks), baik badan maupun tangan.</text:p>
      <text:p text:style-name="P22">Telapak tangan menghadap ke arah larinya bola, kemudian ikuti sedikit gerakan bola sesuai dengan arah larinya bola. Jangan sekali-kali menangkap bola dengan ketegangan otot secara penuh dan mematahkan gerakan bola. Ingatlah selalu agar menyongsong datangnya bola dan tariklah tangan ke arah datangnya bola.</text:p>
      <text:p text:style-name="P22"/>
      <text:p text:style-name="P22">2.2. 2. Melempar Bola</text:p>
      <text:p text:style-name="P22">Dalam kegiatan oper-mengoper bola sangat diperlukan penerimaan yang mudah. Oleh karena itu, arah jatuhnya bola harus di samping kanan atas kepala i penerima. Berdasarkan hal tersebut, kalian perlu menguasai lemparan samping ayunan atas dan lemparan samping ayunan bawah.</text:p>
      <text:p text:style-name="P22"/>
      <text:p text:style-name="P22">a. Lemparan Samping Ayunan Atas</text:p>
      <text:p text:style-name="P22">Lemparan samping ayunan atas, sikap kaki kuda-kuda, kaki kanan dan tangan kanan dengan memegang bola direntangkan ke kanan belakang agak ke atas. Awalan melempar, condongkan badan ke belakang, tangan kanan lebih ditarik ke belakang dan tangan kiri mengambil sikap keseimbangan. Ayunkan tangan kanan dengan kuat ke depan dengan kaki kanan melangkah ke depan (sebagai gerak ikutan). Pada akhir pelepasan bola pergelangan tangan melecut hingga jari- jari tangan menghadap ke bawah. Kegunaan lemparan ini untuk menghasilkan arah bola jarak sedang.</text:p>
      <text:p text:style-name="P22"/>
      <text:p text:style-name="P22">b. Lemparan Samping Ayunan Bawah</text:p>
      <text:p text:style-name="P22">Sikap kuda-kuda kaki kanan di belakang. Badan condong ke belakang tekuklah kaki lebih dalam dan julurkan tangan kanan memegang bola lurus dan tegak lurus dengan badan. Ayunkan lengan tangan kanan, hingga pelepasan bola membentuk sudut 45 derajat dengan garis horisontal. Kegunaan lemparan ini menghasilkan arah bola jarak jauh.</text:p>
      <text:p text:style-name="P22"/>
      <text:p text:style-name="P22">3.3. 3. MemukulMemukul Memukul</text:p>
      <text:p text:style-name="P22">Teknik memukul sesuai dengan arah bola dapat dibedakan, yakni: Arah larinya bola dalam teknik memukul ini sangat bergantung pada:</text:p>
      <text:p text:style-name="P22">• datar ke depan;</text:p>
      <text:p text:style-name="P22">• menyamping ke kiri;</text:p>
      <text:p text:style-name="P22">• menyamping ke kanan;</text:p>
      <text:p text:style-name="P22">• melambung jauh;</text:p>
      <text:p text:style-name="P22">Arah larinya bola dalam teknik memukul ini sangat bergantung pada:</text:p>
      <text:p text:style-name="P22">• sudut arah ayunan pemukul;</text:p>
      <text:p text:style-name="P22">• sudut perkenan bola dengan pemukul;</text:p>
      <text:p text:style-name="P22">• sikap badan dan peletakan kaki.</text:p>
      <text:p text:style-name="P22"/>
      <text:p text:style-name="P22">a) Pukulan datar ke depan</text:p>
      <text:p text:style-name="P22">Langkah-langkahnya, adalah:</text:p>
      <text:p text:style-name="P22"><text:soft-page-break/>• sikap seperti pada pukulan melambung jauh, hanya badan tetap tegak dan kaki tidak ditekuk;</text:p>
      <text:p text:style-name="P22">• perkenaan kayu pemukul dan bola saling tegak lurus dan kayu pemukul dalam gerakan horisontal;</text:p>
      <text:p text:style-name="P22">• arah bola akan ke kanan atau ke kiri bergantung pada arah hadap kayu pemukul saat perkenaan dengan bola.</text:p>
      <text:p text:style-name="P22"/>
      <text:p text:style-name="P22">b) Pukulan menyamping ke kiri</text:p>
      <text:p text:style-name="P22">Langkah-langkahnya, adalah:</text:p>
      <text:p text:style-name="P22">• sikap seperti pada pukulan datar ke depan, tetapi kaki kanan diubah ke depan agak ke kanan;</text:p>
      <text:p text:style-name="P22">• badan diputar searah dengan pukulan;</text:p>
      <text:p text:style-name="P22">• ayunan lengan sedemikian rupa hingga perkenaan kayu pemukul dan bola sedikit dari atas menuju ke bawah.</text:p>
      <text:p text:style-name="P22"/>
      <text:p text:style-name="P22">c) Pukulan menyamping ke kanan</text:p>
      <text:p text:style-name="P22">Langkah-langkahnya, adalah:</text:p>
      <text:p text:style-name="P22">• untuk memperoleh hasil menyamping ke kanan secara pasti, belakang pada menuju ke depan;</text:p>
      <text:p text:style-name="P22">• sikap seperti pada pukulan datar ke depan, hanya lengan ditarik ke atas sedikit ke belakang dan dapat pula dibantu dengan kaki kanan ditarik ke belakang; </text:p>
      <text:p text:style-name="P22">• arah pemukulan dari atas menuju ke bawah dengan sudut pukulan sesuai dengan arah yang dikehendaki.</text:p>
      <text:p text:style-name="P22">d) Pukulan melambung jauh</text:p>
      <text:p text:style-name="P22"/>
      <text:p text:style-name="P22">Langkah-langkahnya, adalah:</text:p>
      <text:p text:style-name="P22">• peganglah pemukul pada ujung bagian pegangan;</text:p>
      <text:p text:style-name="P22">• setelah bola dilambungkan, segera ambil sikap rentangkan kaki kanan atau</text:p>
      <text:p text:style-name="P22">kaki kiri, sesuai dengan tangan yang digunakan untuk memukul ke arah kanan atau kiri;</text:p>
      <text:p text:style-name="P22">• berat badan bertumpu pada kaki yang direntangkan, badan dicondongkan ke belakang dan kaki yang direntangkan itu sedalam mungkin, tetapi tetap dalam keseimbangan;</text:p>
      <text:p text:style-name="P22"/>
      <text:p text:style-name="P22">• tangan pemukul dijulurkan lurus, tegak lurus dengan badan dan membentuk sudut 45 derajat dengan garis datar;</text:p>
      <text:p text:style-name="P22">• usahakan perkenaan bola tepat pada ujung pemukul hingga lengan ayunan pemukulan sepanjang mungkin dan lepasnya bola membentuk sudut</text:p>
      <text:p text:style-name="P22">45 derajat;</text:p>
      <text:p text:style-name="P22">• perkenaan bola lebih kurang setinggi bahu;</text:p>
      <text:p text:style-name="P22">• arah bola akan ke kanan atau kiri bergantung pada arah hadap kayu pemukul saat berkenaan dengan bola.</text:p>
      <text:p text:style-name="P22"/>
      <text:p text:style-name="P22"><text:tab/></text:p>
      <text:list xml:id="list91933509326024" text:continue-list="list91934313579029" text:style-name="WWNum5">
        <text:list-item>
          <text:p text:style-name="P118">Metode Pembelajaran</text:p>
        </text:list-item>
      </text:list>
      <text:p text:style-name="P86">Metode Pembelajaran <text:s text:c="7"/>: <text:s text:c="2"/>Tanya jawab, diskusi, Cooperative Learning, demonstrasi.</text:p>
      <text:p text:style-name="P65"><text:span text:style-name="T12"><text:s text:c="7"/></text:span><text:span text:style-name="T5">Pendekatan Pembelajaran <text:s/>: <text:s/></text:span><text:span text:style-name="T6"><text:s/></text:span><text:span text:style-name="T14">S</text:span><text:span text:style-name="T6">aintifik</text:span></text:p>
      <text:p text:style-name="P63"/>
      <text:list xml:id="list91933028773293" text:continue-numbering="true" text:style-name="WWNum5">
        <text:list-item>
          <text:p text:style-name="P118">Media dan Alat/Bahan Pembelajaran</text:p>
        </text:list-item>
      </text:list>
      <text:list xml:id="list3087732089" text:style-name="WWNum16">
        <text:list-item>
          <text:p text:style-name="P119">Laptop dan Infocus</text:p>
        </text:list-item>
        <text:list-item>
          <text:p text:style-name="P119">Powerpoint Materi Pembelajaran</text:p>
        </text:list-item>
        <text:list-item>
          <text:p text:style-name="P119"><text:soft-page-break/>Gambar, foto, video </text:p>
        </text:list-item>
        <text:list-item>
          <text:p text:style-name="P119">Spidol dan whiteboard</text:p>
        </text:list-item>
      </text:list>
      <text:p text:style-name="P25"/>
      <text:list xml:id="list91933225090061" text:continue-list="list91933028773293" text:style-name="WWNum5">
        <text:list-item>
          <text:p text:style-name="P118">Sumber Pembelajaran</text:p>
        </text:list-item>
      </text:list>
      <text:list xml:id="list3644385395" text:style-name="WWNum17">
        <text:list-item>
          <text:p text:style-name="P121"><text:span text:style-name="T8">Khairul Hadziq &amp; Anwar Musadad, Buku Guru Penjas Orkes Kelas IV SD/MI, Yrama Widya, Bandung, Revisi</text:span><text:span text:style-name="T5"> 2017.</text:span></text:p>
        </text:list-item>
        <text:list-item>
          <text:p text:style-name="P121"><text:span text:style-name="T8">Khairul Hadziq &amp; Anwar Musadad, Buku Siswa Penjas Orkes Kelas IV SD/MI, Yrama Widya, Bandung, Revisi</text:span><text:span text:style-name="T5"> 2017.</text:span></text:p>
        </text:list-item>
        <text:list-item>
          <text:p text:style-name="P120">Buku referensi lain yang relevan</text:p>
        </text:list-item>
        <text:list-item>
          <text:p text:style-name="P120">Lingkungan setempat</text:p>
        </text:list-item>
      </text:list>
      <text:p text:style-name="P24"/>
      <text:p text:style-name="P24"/>
      <text:p text:style-name="P24"/>
      <text:p text:style-name="P24"/>
      <text:p text:style-name="P24"/>
      <text:p text:style-name="P24"/>
      <text:list xml:id="list91932352214090" text:continue-list="list91933225090061" text:style-name="WWNum5">
        <text:list-item>
          <text:p text:style-name="P118">Langkah-langkah Pembelajaran</text:p>
        </text:list-item>
      </text:list>
      <text:p text:style-name="P7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Kegiatan</text:p>
          </table:table-cell>
          <table:table-cell table:style-name="Table3.A1" office:value-type="string">
            <text:p text:style-name="P64">Deskripsi</text:p>
          </table:table-cell>
          <table:table-cell table:style-name="Table3.A1" office:value-type="string">
            <text:p text:style-name="P64">Alokasi Waktu</text:p>
          </table:table-cell>
        </table:table-row>
        <table:table-row table:style-name="Table3.1">
          <table:table-cell table:style-name="Table3.A2" office:value-type="string">
            <text:p text:style-name="P60">Pendahuluan</text:p>
          </table:table-cell>
          <table:table-cell table:style-name="Table3.B2" office:value-type="string">
            <text:p text:style-name="P64"/>
          </table:table-cell>
          <table:table-cell table:style-name="Table3.C2" office:value-type="string">
            <text:p text:style-name="P64"/>
          </table:table-cell>
        </table:table-row>
        <table:table-row table:style-name="Table3.1">
          <table:table-cell table:style-name="Table3.A3" office:value-type="string">
            <text:p text:style-name="P70"/>
          </table:table-cell>
          <table:table-cell table:style-name="Table3.B3" office:value-type="string">
            <text:p text:style-name="P58">Guru</text:p>
            <text:p text:style-name="P68">Orientasi</text:p>
            <text:list xml:id="list382012832" text:style-name="WWNum6">
              <text:list-item>
                <text:p text:style-name="P107">Kelas dibuka dengan salam, menanyakan kabar dan mengecek kehadiran siswa.</text:p>
              </text:list-item>
              <text:list-item>
                <text:p text:style-name="P110"><text:span text:style-name="T1">Kelas dilanjutkan dengan doa dipimpin oleh salah seorang siswa. Siswa yang diminta membaca doa adalah siswa yang hari itu datang paling awal (</text:span><text:span text:style-name="T15">Menghargai kedisiplinan siswa</text:span><text:bookmark text:name="_GoBack"/><text:span text:style-name="T1">)</text:span></text:p>
              </text:list-item>
              <text:list-item>
                <text:p text:style-name="P110"><text:span text:style-name="T1">Siswa diingatkan untuk selalu mengutamakan </text:span><text:span text:style-name="T15">sikap disiplin</text:span><text:span text:style-name="T1"> setiap saat dan manfaatnya bagi tercapainya cita – cita. </text:span></text:p>
              </text:list-item>
              <text:list-item>
                <text:p text:style-name="P110"><text:span text:style-name="T1">Menyanyikan salah satu </text:span><text:span text:style-name="T15">Lagu Wajib/Lagu Nasional</text:span><text:span text:style-name="T1">. Guru memberikan penguatan tentang pentingnya menanamkan semangat </text:span><text:span text:style-name="T15">Nasionalisme</text:span><text:span text:style-name="T1">.</text:span></text:p>
              </text:list-item>
              <text:list-item>
                <text:p text:style-name="P107">Siswa diminta untuk memeriksa kerapian diri dan kebersihan kelas</text:p>
              </text:list-item>
              <text:list-item>
                <text:p text:style-name="P107">Siswa memperhatikan penjelasan guru tentang tujuan, manfaat dan aktivitas pembelajaran yang akan dilakukan.</text:p>
              </text:list-item>
              <text:list-item>
                <text:p text:style-name="P110"><text:span text:style-name="T1">Siswa menyimak penjelasan guru tentang pentingnya sikap </text:span><text:span text:style-name="T15">disiplin</text:span><text:span text:style-name="T1">, </text:span><text:span text:style-name="T15">kerja</text:span><text:span text:style-name="T13"> </text:span><text:span text:style-name="T15">sama</text:span><text:span text:style-name="T9">, </text:span><text:span text:style-name="T1">dan</text:span><text:span text:style-name="T9"> </text:span><text:span text:style-name="T15">mandiri </text:span><text:span text:style-name="T1">yang akan dikembangkan dalam pembelajaran. </text:span></text:p>
              </text:list-item>
            </text:list>
            <text:p text:style-name="P68">Aperpepsi</text:p>
            <text:list xml:id="list91934231117361" text:continue-numbering="true" text:style-name="WWNum6">
              <text:list-item>
                <text:p text:style-name="P111">Mengaitkan materi/tema/kegiatan pembelajaran yang akan dilakukan dengan pengalaman peserta didik dengan materi/tema/kegiatan sebelumnya.</text:p>
              </text:list-item>
              <text:list-item>
                <text:p text:style-name="P111">Mengingatkan kembali materi prasyarat dengan bertanya.</text:p>
              </text:list-item>
              <text:list-item>
                <text:p text:style-name="P111"><text:soft-page-break/>Mengajukan pertanyaan yang ada keterkaitannya dengan pelajaran yang akan dilakukan</text:p>
              </text:list-item>
            </text:list>
            <text:p text:style-name="P68">Motivasi</text:p>
            <text:list xml:id="list91934395890851" text:continue-numbering="true" text:style-name="WWNum6">
              <text:list-item>
                <text:p text:style-name="P111">Memberikan gambaran tentang manfaat mempelajari pelajaran yang akan dipelajari dalam kehidupan sehari-hari</text:p>
              </text:list-item>
              <text:list-item>
                <text:p text:style-name="P111">Apabila materi tema/projek ini kerjakan <text:s/>dengan baik dan sungguh-sungguh ini dikuasai dengan baik, maka peserta didik diharapkan dapat menjelaskan tentang materi sesuai tema</text:p>
              </text:list-item>
              <text:list-item>
                <text:p text:style-name="P111">Menyampaikan tujuan pembelajaran pada pertemuan yang <text:s/>berlangsung</text:p>
              </text:list-item>
              <text:list-item>
                <text:p text:style-name="P111">Mengajukan pertanyaan</text:p>
              </text:list-item>
            </text:list>
            <text:p text:style-name="P68"/>
            <text:p text:style-name="P68">Pemberian Acuan</text:p>
            <text:list xml:id="list91933826438813" text:continue-numbering="true" text:style-name="WWNum6">
              <text:list-item>
                <text:p text:style-name="P111">Memberitahukan <text:s/>materi pelajaran yang akan dibahas pada pertemuan saat itu.</text:p>
              </text:list-item>
              <text:list-item>
                <text:p text:style-name="P111">Memberitahukan tentang kompetensi inti, kompetensi dasar, indikator, dan KKM pada pertemuan yang <text:s/>berlangsung</text:p>
              </text:list-item>
              <text:list-item>
                <text:p text:style-name="P111">Pembagian kelompok belajar</text:p>
              </text:list-item>
              <text:list-item>
                <text:p text:style-name="P111">Menjelaskan mekanisme pelaksanaan pengalaman belajar <text:s/>sesuai dengan langkah-langkah pembelajaran</text:p>
              </text:list-item>
            </text:list>
            <text:p text:style-name="P29"/>
          </table:table-cell>
          <table:table-cell table:style-name="Table3.C3" office:value-type="string">
            <text:p text:style-name="No_20_Spacing"><text:span text:style-name="T7">1</text:span><text:span text:style-name="T5">0 menit</text:span></text:p>
          </table:table-cell>
        </table:table-row>
        <table:table-row table:style-name="Table3.1">
          <table:table-cell table:style-name="Table3.A4" office:value-type="string">
            <text:p text:style-name="P60">Kegiatan Inti</text:p>
          </table:table-cell>
          <table:table-cell table:style-name="Table3.B4" office:value-type="string">
            <text:p text:style-name="P65"><text:span text:style-name="T1">Materi : </text:span><text:span text:style-name="T17">Variasi Gerak Dasar Permainan Bola Kecil (Rounders)</text:span></text:p>
          </table:table-cell>
          <table:table-cell table:style-name="Table3.C4" office:value-type="string">
            <text:p text:style-name="P62"/>
          </table:table-cell>
        </table:table-row>
        <table:table-row table:style-name="Table3.1">
          <table:table-cell table:style-name="Table3.A5" office:value-type="string">
            <text:p text:style-name="No_20_Spacing"><text:span text:style-name="T28">Sintak Model Pembelajaran</text:span><text:span text:style-name="T5"> </text:span></text:p>
            <text:p text:style-name="P62"/>
            <text:p text:style-name="P69">Stimulation<text:line-break/>(stimullasi/ <text:line-break/>pemberian <text:line-break/>rangsangan)</text:p>
          </table:table-cell>
          <table:table-cell table:style-name="Table3.B5" office:value-type="string">
            <text:p text:style-name="P19">KEGIATAN LITERASI</text:p>
            <text:list xml:id="list2668080980" text:style-name="WWNum3">
              <text:list-item>
                <text:p text:style-name="P114"><text:span text:style-name="T1">Pembiasaan membaca 15 menit dimulai dengan guru menceritakan tentang kisah masa kecil salah satu tokoh dunia / agama (</text:span><text:span text:style-name="T16"> Misal : Ibnu Sina, Isaac Newton , nabi dan rasul, orang orang soleh dll</text:span><text:span text:style-name="T1">).</text:span></text:p>
              </text:list-item>
            </text:list>
            <text:p text:style-name="P27"/>
            <text:list xml:id="list91932582883770" text:continue-numbering="true" text:style-name="WWNum3">
              <text:list-item>
                <text:p text:style-name="P114"><text:span text:style-name="T22">Sebelum membacakan buku, guru </text:span><text:span text:style-name="T30">menjelaskan tujuan </text:span><text:span text:style-name="T31">kegiatan literasi</text:span><text:span text:style-name="T30"> dan </text:span><text:span text:style-name="T22">mengajak </text:span><text:span text:style-name="T30">siswa </text:span><text:span text:style-name="T22">mendiskusikan pertanyaan-pertanyaan berikut:</text:span></text:p>
              </text:list-item>
            </text:list>
            <text:list xml:id="list519528971" text:style-name="WWNum1">
              <text:list-item>
                <text:list>
                  <text:list-item>
                    <text:list>
                      <text:list-item>
                        <text:p text:style-name="P122">apa yang tergambar pada sampul buku?</text:p>
                      </text:list-item>
                      <text:list-item>
                        <text:p text:style-name="P123"><text:span text:style-name="T30">apa judul</text:span><text:span text:style-name="T1"> </text:span><text:span text:style-name="T30">buku?</text:span></text:p>
                      </text:list-item>
                      <text:list-item>
                        <text:p text:style-name="P122">kira-kira buku ini menceritakan apa?</text:p>
                      </text:list-item>
                      <text:list-item>
                        <text:p text:style-name="P122">pernahkah kamu membaca judul seperti itu?</text:p>
                      </text:list-item>
                      <text:list-item>
                        <text:p text:style-name="P122">apa saja yang kamu ingin ketahui dari buku ini?</text:p>
                      </text:list-item>
                    </text:list>
                  </text:list-item>
                </text:list>
              </text:list-item>
            </text:list>
            <text:list xml:id="list91933472155744" text:continue-list="list91932582883770" text:style-name="WWNum3">
              <text:list-item>
                <text:p text:style-name="P112">Guru <text:s/>membacakan cerita pada buku dan <text:s/>menunjukkan ekspresi dan intonasi yang sesuai. Siswa menyimak dengan seksama.</text:p>
              </text:list-item>
              <text:list-item>
                <text:p text:style-name="P112">Setelah guru membacakan buku, siswa diminta menuliskan kesimpulan / ringkasan cerita pada selembar kertas berwarna.</text:p>
              </text:list-item>
              <text:list-item>
                <text:p text:style-name="P114"><text:span text:style-name="T1">Menyegarkan suasana kembali dengan menyanyikan </text:span><text:span text:style-name="T15">salah satu lagu anak-anak</text:span><text:span text:style-name="T1">. </text:span></text:p>
              </text:list-item>
              <text:list-item>
                <text:p text:style-name="P108">Berikan penguatan bahwa cita – cita, apapun itu harus <text:soft-page-break/>di capai dengan kerja keras.</text:p>
              </text:list-item>
            </text:list>
            <text:p text:style-name="P8"/>
            <text:list xml:id="list91934064958769" text:continue-numbering="true" text:style-name="WWNum3">
              <text:list-item>
                <text:p text:style-name="P114"><text:span text:style-name="T29">Peserta didik diberi motivasi atau rangsangan untuk memusatkan perhatian pada topik materi </text:span><text:span text:style-name="T32">: Variasi Gerak Dasar Permainan Bola Kecil (Rounders)</text:span><text:span text:style-name="T29">dengan cara :</text:span></text:p>
                <text:list>
                  <text:list-item>
                    <text:p text:style-name="P114"><text:span text:style-name="T28">Melihat</text:span><text:span text:style-name="T29"> (tanpa atau dengan Alat)</text:span></text:p>
                  </text:list-item>
                </text:list>
              </text:list-item>
            </text:list>
            <text:p text:style-name="P74">Menayangkan gambar/foto/video yang relevan</text:p>
            <text:list xml:id="list91934264567790" text:continue-numbering="true" text:style-name="WWNum3">
              <text:list-item>
                <text:list>
                  <text:list-item>
                    <text:p text:style-name="P113">Mengamati</text:p>
                  </text:list-item>
                </text:list>
              </text:list-item>
            </text:list>
            <text:p text:style-name="P73"><text:span text:style-name="T29">Lembar kerja materi </text:span><text:span text:style-name="T17">: Variasi Gerak Dasar Permainan Bola Kecil (Rounders)</text:span></text:p>
            <text:p text:style-name="P73"><text:span text:style-name="T29">pemberian contoh-contoh materi </text:span><text:span text:style-name="T32">: Variasi Gerak Dasar Permainan Bola Kecil (Rounders)</text:span><text:span text:style-name="T29">untuk dapat dikembangkan peserta didik, dari media interaktif, dsb</text:span></text:p>
            <text:list xml:id="list91934102753961" text:continue-numbering="true" text:style-name="WWNum3">
              <text:list-item>
                <text:list>
                  <text:list-item>
                    <text:p text:style-name="P114"><text:span text:style-name="T28">Membaca</text:span><text:span text:style-name="T29">.</text:span></text:p>
                  </text:list-item>
                </text:list>
              </text:list-item>
            </text:list>
            <text:p text:style-name="P73"><text:span text:style-name="T29">Kegiatan literasi ini dilakukan di rumah dan di sekolah dengan membaca materi dari buku paket atau buku-buku penunjang lain, dari internet/materi yang berhubungan dengan </text:span><text:span text:style-name="T17">: Variasi Gerak Dasar Permainan Bola Kecil (Rounders)</text:span></text:p>
            <text:list xml:id="list91933434683594" text:continue-numbering="true" text:style-name="WWNum3">
              <text:list-item>
                <text:list>
                  <text:list-item>
                    <text:p text:style-name="P115">Menulis</text:p>
                  </text:list-item>
                </text:list>
              </text:list-item>
            </text:list>
            <text:p text:style-name="P73"><text:span text:style-name="T29">Menulis resume dari hasil pengamatan dan bacaan terkait </text:span><text:span text:style-name="T17">: Variasi Gerak Dasar Permainan Bola Kecil (Rounders)</text:span></text:p>
            <text:list xml:id="list91932959786519" text:continue-numbering="true" text:style-name="WWNum3">
              <text:list-item>
                <text:list>
                  <text:list-item>
                    <text:p text:style-name="P113">Mendengar</text:p>
                  </text:list-item>
                </text:list>
              </text:list-item>
            </text:list>
            <text:p text:style-name="P73"><text:span text:style-name="T29">Pemberian materi </text:span><text:span text:style-name="T17">: Variasi Gerak Dasar Permainan Bola Kecil (Rounders) </text:span><text:span text:style-name="T29">oleh guru</text:span></text:p>
            <text:list xml:id="list91933710470247" text:continue-numbering="true" text:style-name="WWNum3">
              <text:list-item>
                <text:list>
                  <text:list-item>
                    <text:p text:style-name="P113">Menyimak</text:p>
                  </text:list-item>
                </text:list>
              </text:list-item>
            </text:list>
            <text:p text:style-name="P74">Penjelasan pengantar kegiatan secara garis besar/global tentang materi pelajaran mengenai materi :</text:p>
            <text:p text:style-name="P75">: Variasi Gerak Dasar Permainan Bola Kecil (Rounders)</text:p>
            <text:list xml:id="list91933773783919" text:continue-numbering="true" text:style-name="WWNum3">
              <text:list-item>
                <text:p text:style-name="P114"><text:span text:style-name="T1">Siswa diajak </text:span><text:span text:style-name="T29">untuk melatih rasa </text:span><text:span text:style-name="T33">syukur,</text:span><text:span text:style-name="T29"> kesungguhan dan </text:span><text:span text:style-name="T33">kedisiplinan</text:span><text:span text:style-name="T29">, ketelitian, mencari informasi</text:span></text:p>
              </text:list-item>
              <text:list-item>
                <text:p text:style-name="P108">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8">Siswa dan guru merayakan kegiatan pembelajaran dengan bernyanyi dan bermain peran</text:p>
              </text:list-item>
            </text:list>
          </table:table-cell>
          <table:table-cell table:style-name="Table3.C5" office:value-type="string">
            <text:p text:style-name="No_20_Spacing"><text:span text:style-name="T7">8</text:span><text:span text:style-name="T5">5 menit</text:span></text:p>
          </table:table-cell>
        </table:table-row>
        <table:table-row table:style-name="Table3.1">
          <table:table-cell table:style-name="Table3.A6" office:value-type="string">
            <text:p text:style-name="P69">Problem <text:line-break/>statemen <text:line-break/>(pertanyaan/<text:line-break/><text:soft-page-break/>identifikasi <text:line-break/>masalah)</text:p>
          </table:table-cell>
          <table:table-cell table:style-name="Table3.B6" office:value-type="string">
            <text:p text:style-name="P19">CRITICAL THINKING (BERPIKIR KRITIK)</text:p>
            <text:p text:style-name="P5">Guru memberikan kesempatan pada peserta didik untuk mengidentifikasi sebanyak mungkin pertanyaan yang berkaitan <text:soft-page-break/>dengan gambar yang disajikan dan akan dijawab melalui kegiatan belajar, contohnya :</text:p>
            <text:p text:style-name="P3"><text:span text:style-name="T28">Mengajukan pertanyaan</text:span><text:span text:style-name="T29"> tentang materi :</text:span></text:p>
            <text:p text:style-name="P11"/>
            <text:p text:style-name="P11">: Variasi Gerak Dasar Permainan Bola Kecil (Rounders)</text:p>
            <text:p text:style-name="P5"/>
            <text:p text:style-name="P5">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62"/>
          </table:table-cell>
        </table:table-row>
        <table:table-row table:style-name="Table3.1">
          <table:table-cell table:style-name="Table3.A7" office:value-type="string">
            <text:p text:style-name="P69">Data <text:line-break/>collection <text:line-break/>(pengumpulan <text:line-break/>data)</text:p>
          </table:table-cell>
          <table:table-cell table:style-name="Table3.B7" office:value-type="string">
            <text:p text:style-name="P19">KEGIATAN LITERASI</text:p>
            <text:p text:style-name="P5">Peserta didik mengumpulkan informasi yang relevan untuk menjawab pertanyan yang telah diidentifikasi melalui kegiatan:</text:p>
            <text:p text:style-name="P6">Mengamati obyek/kejadian</text:p>
            <text:list xml:id="list91933635990612" text:continue-numbering="true" text:style-name="WWNum3">
              <text:list-item>
                <text:p text:style-name="P99"><text:span text:style-name="T29">Mengamati dengan seksama materi sub </text:span><text:span text:style-name="T32">: Variasi Gerak Dasar Permainan Bola Kecil (Rounders)</text:span><text:span text:style-name="T29">yang sedang dipelajari dalam bentuk gambar/video/slide presentasi yang disajikan dan mencoba menginterprestasikannya</text:span></text:p>
              </text:list-item>
            </text:list>
            <text:p text:style-name="P6">Membaca sumber lain selain buku teks</text:p>
            <text:list xml:id="list91932644252435" text:continue-numbering="true" text:style-name="WWNum3">
              <text:list-item>
                <text:p text:style-name="P99"><text:span text:style-name="T29">Secara disiplin melakukan kegiatan literasi dengan mencari dan membaca berbagai referensi dari berbagai sumber guna menambah pengetahuan dan pemahaman tentang materi </text:span><text:span text:style-name="T32">: Variasi Gerak Dasar Permainan Bola Kecil (Rounders)</text:span><text:span text:style-name="T29">yang sedang dipelajari</text:span></text:p>
              </text:list-item>
            </text:list>
            <text:p text:style-name="P6">Aktivitas</text:p>
            <text:list xml:id="list91932641222298" text:continue-numbering="true" text:style-name="WWNum3">
              <text:list-item>
                <text:p text:style-name="P99"><text:span text:style-name="T29">menyusun daftar pertanyaan atas hal-hal yang belum dapat dipahami dari kegiatan mengmati dan membaca yang akan diajukan kepada guru berkaitan dengan materi </text:span><text:span text:style-name="T32">: Variasi Gerak Dasar Permainan Bola Kecil (Rounders)</text:span><text:span text:style-name="T29">yang sedang dipelajari</text:span></text:p>
              </text:list-item>
            </text:list>
            <text:p text:style-name="P6">Wawancara/tanya jawab dengan nara sumber</text:p>
            <text:list xml:id="list91933457671674" text:continue-numbering="true" text:style-name="WWNum3">
              <text:list-item>
                <text:p text:style-name="P99"><text:span text:style-name="T29">mengajukan pertanyaan berkaiatan dengan materi </text:span><text:span text:style-name="T32">: Variasi Gerak Dasar Permainan Bola Kecil (Rounders)</text:span><text:span text:style-name="T29">yang telah disusun dalam daftar pertanyaan kepada guru</text:span></text:p>
              </text:list-item>
            </text:list>
            <text:p text:style-name="P19"/>
            <text:p text:style-name="P19">COLLABORATION (KERJASAMA)</text:p>
            <text:p text:style-name="P5">Peserta didik dibentuk dalam beberapa kelompok untuk:</text:p>
            <text:p text:style-name="P6">Mendiskusikan</text:p>
            <text:list xml:id="list91933005699602" text:continue-numbering="true" text:style-name="WWNum3">
              <text:list-item>
                <text:p text:style-name="P99"><text:span text:style-name="T29">Peserta didik dan guru secara bersama-sama membahas contoh dalam buku paket mengenai materi </text:span><text:span text:style-name="T32">: Variasi Gerak Dasar Permainan Bola Kecil (Rounders)</text:span></text:p>
              </text:list-item>
            </text:list>
            <text:p text:style-name="P6">Mengumpulkan informasi</text:p>
            <text:list xml:id="list91932608255016" text:continue-numbering="true" text:style-name="WWNum3">
              <text:list-item>
                <text:p text:style-name="P99"><text:span text:style-name="T29">Mencatat semua informasi tentang materi </text:span><text:span text:style-name="T32">: Variasi Gerak Dasar Permainan Bola Kecil (Rounders)</text:span><text:span text:style-name="T29">yang telah diperoleh pada buku catatan dengan tulisan yang </text:span><text:soft-page-break/><text:span text:style-name="T29">rapi dan menggunakan bahasa Indonesia yang baik dan benar</text:span></text:p>
              </text:list-item>
            </text:list>
            <text:p text:style-name="P6">Mempresentasikan ulang</text:p>
            <text:list xml:id="list91934331472986" text:continue-numbering="true" text:style-name="WWNum3">
              <text:list-item>
                <text:p text:style-name="P99"><text:span text:style-name="T29">Peserta didik mengkomunikasikan secara lisan atau mempresentasikan materi dengan rasa percaya diri sub tema </text:span><text:span text:style-name="T32">: Variasi Gerak Dasar Permainan Bola Kecil (Rounders)</text:span><text:span text:style-name="T29">sesuai dengan pemahamannya</text:span></text:p>
              </text:list-item>
            </text:list>
            <text:p text:style-name="P3"><text:span text:style-name="T28">Saling tukar informasi </text:span><text:span text:style-name="T29">tentang materi:</text:span></text:p>
            <text:list xml:id="list91932858756425" text:continue-numbering="true" text:style-name="WWNum3">
              <text:list-item>
                <text:p text:style-name="P98">: Variasi Gerak Dasar Permainan Bola Kecil (Rounders)</text:p>
              </text:list-item>
            </text:list>
            <text:p text:style-name="P5">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62"/>
          </table:table-cell>
        </table:table-row>
        <table:table-row table:style-name="Table3.1">
          <table:table-cell table:style-name="Table3.A8" office:value-type="string">
            <text:p text:style-name="P69">Data <text:line-break/>processing <text:line-break/>(pengolahan <text:line-break/>Data)</text:p>
          </table:table-cell>
          <table:table-cell table:style-name="Table3.B8" office:value-type="string">
            <text:p text:style-name="P19">COLLABORATION (KERJASAMA) dan CRITICAL THINKING (BERPIKIR KRITIK)</text:p>
            <text:p text:style-name="P5">Peserta didik dalam kelompoknya berdiskusi mengolah data hasil pengamatan dengan cara :</text:p>
            <text:p text:style-name="P3"><text:span text:style-name="T28">Berdiskusi</text:span><text:span text:style-name="T29"> tentang data dari Materi :</text:span></text:p>
            <text:p text:style-name="P7">: Variasi Gerak Dasar Permainan Bola Kecil (Rounders)</text:p>
            <text:p text:style-name="P3"><text:span text:style-name="T29">mengolah informasi dari materi </text:span><text:span text:style-name="T32">: Variasi Gerak Dasar Permainan Bola Kecil (Rounders)</text:span><text:span text:style-name="T29">yang sudah dikumpulkan dari hasil kegiatan/pertemuan sebelumnya mau pun hasil dari kegiatan mengamati dan kegiatan mengumpulkan informasi yang sedang berlangsung dengan bantuan pertanyaan-pertanyaan pada lembar kerja.</text:span></text:p>
            <text:p text:style-name="P3"><text:span text:style-name="T29">peserta didik mengerjakan beberapa soal mengenai materi </text:span><text:span text:style-name="T32">: Variasi Gerak Dasar Permainan Bola Kecil (Rounders)</text:span></text:p>
            <text:p text:style-name="P19"/>
          </table:table-cell>
          <table:table-cell table:style-name="Table3.C8" office:value-type="string">
            <text:p text:style-name="P62"/>
          </table:table-cell>
        </table:table-row>
        <table:table-row table:style-name="Table3.1">
          <table:table-cell table:style-name="Table3.A9" office:value-type="string">
            <text:p text:style-name="P69">Verification (pembuktian)</text:p>
          </table:table-cell>
          <table:table-cell table:style-name="Table3.B9" office:value-type="string">
            <text:p text:style-name="P19">CRITICAL THINKING (BERPIKIR KRITIK)</text:p>
            <text:p text:style-name="P5">Peserta didik mendiskusikan hasil pengamatannya dan memverifikasi hasil pengamatannya dengan data-data atau teori pada buku sumber melalui kegiatan :</text:p>
            <text:p text:style-name="P5">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7">: Variasi Gerak Dasar Permainan Bola Kecil (Rounders)</text:p>
            <text:p text:style-name="P3"><text:span text:style-name="T28">antara lain dengan</text:span><text:span text:style-name="T29"> : Peserta didik dan guru secara bersama-sama membahas jawaban soal-soal yang telah dikerjakan oleh </text:span><text:soft-page-break/><text:span text:style-name="T29">peserta didik.</text:span></text:p>
          </table:table-cell>
          <table:table-cell table:style-name="Table3.C9" office:value-type="string">
            <text:p text:style-name="P62"/>
          </table:table-cell>
        </table:table-row>
        <table:table-row table:style-name="Table3.1">
          <table:table-cell table:style-name="Table3.A10" office:value-type="string">
            <text:p text:style-name="P69">Generalization (menarik kesimpulan)</text:p>
          </table:table-cell>
          <table:table-cell table:style-name="Table3.B10" office:value-type="string">
            <text:p text:style-name="P19">COMMUNICATION (BERKOMUNIKASI)</text:p>
            <text:p text:style-name="P5">Peserta didik berdiskusi untuk menyimpulkan</text:p>
            <text:p text:style-name="P3"><text:span text:style-name="T29">Menyampaikan hasil diskusi <text:s/>tentang materi </text:span><text:span text:style-name="T32">: Variasi Gerak Dasar Permainan Bola Kecil (Rounders)</text:span><text:span text:style-name="T29">berupa kesimpulan berdasarkan hasil analisis secara lisan, tertulis, atau media lainnya untuk mengembangkan sikap jujur, teliti, toleransi, kemampuan berpikir sistematis, mengungkapkan pendapat dengan sopan.</text:span></text:p>
            <text:p text:style-name="P5">Mempresentasikan hasil diskusi kelompok secara klasikal tentang materi :</text:p>
            <text:p text:style-name="P7">: Variasi Gerak Dasar Permainan Bola Kecil (Rounders)</text:p>
            <text:p text:style-name="P3"><text:span text:style-name="T29">Mengemukakan <text:s/>pendapat <text:s/>atas presentasi yang dilakukan tentanag materi <text:s/></text:span><text:span text:style-name="T32">: Variasi Gerak Dasar Permainan Bola Kecil (Rounders)</text:span><text:span text:style-name="T29">dan ditanggapi oleh kelompok yang mempresentasikan</text:span></text:p>
            <text:p text:style-name="P3"><text:span text:style-name="T29">Bertanya atas presentasi tentang materi <text:s/></text:span><text:span text:style-name="T32">: Variasi Gerak Dasar Permainan Bola Kecil (Rounders)</text:span><text:span text:style-name="T29">yang dilakukan dan peserta didik lain diberi kesempatan <text:s/>untuk menjawabnya.</text:span></text:p>
            <text:p text:style-name="P5"/>
            <text:p text:style-name="P19">CREATIVITY (KREATIVITAS)</text:p>
            <text:p text:style-name="P5">Menyimpulkan tentang point-point penting yang muncul dalam kegiatan pembelajaran yang baru dilakukan berupa :</text:p>
            <text:p text:style-name="P3"><text:span text:style-name="T29">Laporan hasil pengamatan secara </text:span><text:span text:style-name="T33">tertulis</text:span><text:span text:style-name="T29"> tentang materi :</text:span></text:p>
            <text:p text:style-name="P7">: Variasi Gerak Dasar Permainan Bola Kecil (Rounders)</text:p>
            <text:p text:style-name="P3"><text:span text:style-name="T29">Menjawab pertanyaan tentang materi <text:s/></text:span><text:span text:style-name="T32">: Variasi Gerak Dasar Permainan Bola Kecil (Rounders)</text:span><text:span text:style-name="T29">yang terdapat pada buku pegangan peserta didik atau lembar kerja yang telah disediakan</text:span></text:p>
            <text:p text:style-name="P3"><text:span text:style-name="T29">Bertanya tentang hal yang belum dipahami, atau guru melemparkan beberapa pertanyaan kepada siswa berkaitan dengan materi <text:s/></text:span><text:span text:style-name="T32">: Variasi Gerak Dasar Permainan Bola Kecil (Rounders)</text:span><text:span text:style-name="T29">yang akan selesai dipelajari</text:span></text:p>
            <text:p text:style-name="P3"><text:span text:style-name="T29">Menyelesaikan uji kompetensi untuk materi <text:s/></text:span><text:span text:style-name="T32">: Variasi Gerak Dasar Permainan Bola Kecil (Rounders) </text:span><text:span text:style-name="T29">yang terdapat pada buku pegangan peserta didik atau pada lembar lerja yang telah disediakan secara individu untuk mengecek penguasaan siswa terhadap materi pelajaran</text:span></text:p>
          </table:table-cell>
          <table:table-cell table:style-name="Table3.C10" office:value-type="string">
            <text:p text:style-name="P62"/>
          </table:table-cell>
        </table:table-row>
        <table:table-row table:style-name="Table3.1">
          <table:table-cell table:style-name="Table3.A11" table:number-columns-spanned="3" office:value-type="string">
            <text:p text:style-name="P67">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61">Penutup</text:p>
          </table:table-cell>
          <table:table-cell table:style-name="Table3.B12" office:value-type="string">
            <text:list xml:id="list775438173" text:style-name="WWNum4">
              <text:list-item>
                <text:p text:style-name="P124">Siswa bersama guru melakukan refleksi atas pembelajaran yang telah berlangsung ;</text:p>
              </text:list-item>
            </text:list>
            <text:list xml:id="list1246394031" text:style-name="WWNum7">
              <text:list-item>
                <text:p text:style-name="P109">Apa saja yang telah dipahami siswa?</text:p>
              </text:list-item>
              <text:list-item>
                <text:p text:style-name="P109">Apa yang belum dipahami siswa?</text:p>
              </text:list-item>
              <text:list-item>
                <text:p text:style-name="P109">Bagaimana perasaan selama pembelajaran?</text:p>
              </text:list-item>
            </text:list>
            <text:p text:style-name="P30">Materi tentang sub tema:</text:p>
            <text:p text:style-name="P31">yang baru dilakukan</text:p>
            <text:p text:style-name="P30"/>
            <text:list xml:id="list91932489907434" text:continue-list="list775438173" text:style-name="WWNum4">
              <text:list-item>
                <text:p text:style-name="P125">Siswa bersama guru menyimpulkan hasil pembelajaran. </text:p>
              </text:list-item>
              <text:list-item>
                <text:p text:style-name="P125"><text:soft-page-break/>Siswa menyimak penjelasan guru tentang aktivitas pembelajaran pada pertemuan selanjutnya. Termasuk menyampaikan kegiatan bersama orangtua</text:p>
              </text:list-item>
              <text:list-item>
                <text:p text:style-name="P126"><text:span text:style-name="T1">Siswa menyimak cerita motivasi tentang pentingnya sikap </text:span><text:span text:style-name="T15">Disiplin, kerjasama</text:span><text:span text:style-name="T1">, dan </text:span><text:span text:style-name="T15">syukur</text:span></text:p>
              </text:list-item>
              <text:list-item>
                <text:p text:style-name="P126"><text:span text:style-name="T1">Siswa menyanyikan </text:span><text:span text:style-name="T16">lagu</text:span><text:span text:style-name="T15"> gembira</text:span></text:p>
              </text:list-item>
              <text:list-item>
                <text:p text:style-name="P127"><text:span text:style-name="T1"><text:s text:c="2"/>Siswa melakukan </text:span><text:span text:style-name="T16">operasi semut</text:span><text:span text:style-name="T1"> untuk menjaga kebersihan </text:span></text:p>
              </text:list-item>
            </text:list>
            <text:p text:style-name="P87"><text:s text:c="2"/>kelas.</text:p>
            <text:list xml:id="list91933020744926" text:continue-numbering="true" text:style-name="WWNum4">
              <text:list-item>
                <text:p text:style-name="P90">Mengingatkan siswa untuk menghapus papan tulis dan memastikan ruang belajar tetap bersih dan mencuci tangan dengan sabun</text:p>
              </text:list-item>
              <text:list-item>
                <text:p text:style-name="P91">Kelas ditutup dengan doa bersama dipimpin salah seorang siswa.</text:p>
              </text:list-item>
            </text:list>
          </table:table-cell>
          <table:table-cell table:style-name="Table3.C12" office:value-type="string">
            <text:p text:style-name="No_20_Spacing"><text:span text:style-name="T5">1</text:span><text:span text:style-name="T7">0</text:span><text:span text:style-name="T5"> Menit</text:span></text:p>
          </table:table-cell>
        </table:table-row>
      </table:table>
      <text:p text:style-name="P78"/>
      <text:p text:style-name="P56">I. Penilaian Hasil Pembelajaran</text:p>
      <text:list xml:id="list494320126" text:style-name="WWNum12">
        <text:list-item>
          <text:p text:style-name="P101">Sikap</text:p>
        </text:list-item>
      </text:list>
      <text:list xml:id="list1442681413" text:style-name="WWNum9">
        <text:list-item>
          <text:p text:style-name="P103">Penilaian Observasi</text:p>
        </text:list-item>
      </text:list>
      <text:p text:style-name="P42">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57">No</text:p>
          </table:table-cell>
          <table:table-cell table:style-name="Table4.A1" table:number-rows-spanned="2" office:value-type="string">
            <text:p text:style-name="P57">Nama Siswa</text:p>
          </table:table-cell>
          <table:table-cell table:style-name="Table4.A1" table:number-columns-spanned="4" office:value-type="string">
            <text:p text:style-name="P57">Aspek Perilaku yang Dinilai</text:p>
          </table:table-cell>
          <table:covered-table-cell/>
          <table:covered-table-cell/>
          <table:covered-table-cell/>
          <table:table-cell table:style-name="Table4.A1" table:number-rows-spanned="2" office:value-type="string">
            <text:p text:style-name="P57">Jumlah Skor</text:p>
          </table:table-cell>
          <table:table-cell table:style-name="Table4.A1" table:number-rows-spanned="2" office:value-type="string">
            <text:p text:style-name="P57">Skor Sikap</text:p>
          </table:table-cell>
          <table:table-cell table:style-name="Table4.A1" table:number-rows-spanned="2" office:value-type="string">
            <text:p text:style-name="P57">Kode Nilai</text:p>
          </table:table-cell>
        </table:table-row>
        <table:table-row table:style-name="Table4.1">
          <table:covered-table-cell/>
          <table:covered-table-cell/>
          <table:table-cell table:style-name="Table4.A1" office:value-type="string">
            <text:p text:style-name="P57">BS</text:p>
          </table:table-cell>
          <table:table-cell table:style-name="Table4.A1" office:value-type="string">
            <text:p text:style-name="P57">JJ</text:p>
          </table:table-cell>
          <table:table-cell table:style-name="Table4.A1" office:value-type="string">
            <text:p text:style-name="P57">TJ</text:p>
          </table:table-cell>
          <table:table-cell table:style-name="Table4.A1" office:value-type="string">
            <text:p text:style-name="P57">DS</text:p>
          </table:table-cell>
          <table:covered-table-cell/>
          <table:covered-table-cell/>
          <table:covered-table-cell/>
        </table:table-row>
        <table:table-row table:style-name="Table4.1">
          <table:table-cell table:style-name="Table4.A3" office:value-type="string">
            <text:p text:style-name="P55">1</text:p>
          </table:table-cell>
          <table:table-cell table:style-name="Table4.B3" office:value-type="string">
            <text:p text:style-name="P54">…</text:p>
          </table:table-cell>
          <table:table-cell table:style-name="Table4.C3" office:value-type="string">
            <text:p text:style-name="P55">75</text:p>
          </table:table-cell>
          <table:table-cell table:style-name="Table4.D3" office:value-type="string">
            <text:p text:style-name="P55">75</text:p>
          </table:table-cell>
          <table:table-cell table:style-name="Table4.E3" office:value-type="string">
            <text:p text:style-name="P55">50</text:p>
          </table:table-cell>
          <table:table-cell table:style-name="Table4.F3" office:value-type="string">
            <text:p text:style-name="P55">75</text:p>
          </table:table-cell>
          <table:table-cell table:style-name="Table4.G3" office:value-type="string">
            <text:p text:style-name="P55">275</text:p>
          </table:table-cell>
          <table:table-cell table:style-name="Table4.H3" office:value-type="string">
            <text:p text:style-name="P55">68,75</text:p>
          </table:table-cell>
          <table:table-cell table:style-name="Table4.I3" office:value-type="string">
            <text:p text:style-name="P55">C</text:p>
          </table:table-cell>
        </table:table-row>
        <table:table-row table:style-name="Table4.1">
          <table:table-cell table:style-name="Table4.A4" office:value-type="string">
            <text:p text:style-name="P55">2</text:p>
          </table:table-cell>
          <table:table-cell table:style-name="Table4.B4" office:value-type="string">
            <text:p text:style-name="P54">…</text:p>
          </table:table-cell>
          <table:table-cell table:style-name="Table4.C4" office:value-type="string">
            <text:p text:style-name="P55">...</text:p>
          </table:table-cell>
          <table:table-cell table:style-name="Table4.D4" office:value-type="string">
            <text:p text:style-name="P55">...</text:p>
          </table:table-cell>
          <table:table-cell table:style-name="Table4.E4" office:value-type="string">
            <text:p text:style-name="P55">...</text:p>
          </table:table-cell>
          <table:table-cell table:style-name="Table4.F4" office:value-type="string">
            <text:p text:style-name="P55">...</text:p>
          </table:table-cell>
          <table:table-cell table:style-name="Table4.G4" office:value-type="string">
            <text:p text:style-name="P55">...</text:p>
          </table:table-cell>
          <table:table-cell table:style-name="Table4.H4" office:value-type="string">
            <text:p text:style-name="P55">...</text:p>
          </table:table-cell>
          <table:table-cell table:style-name="Table4.I4" office:value-type="string">
            <text:p text:style-name="P55">...</text:p>
          </table:table-cell>
        </table:table-row>
      </table:table>
      <text:p text:style-name="P40"/>
      <text:p text:style-name="P40"/>
      <text:p text:style-name="P43">Keterangan :</text:p>
      <text:p text:style-name="P79">•<text:tab/>BS : Bekerja Sama</text:p>
      <text:p text:style-name="P79">•<text:tab/>JJ : Jujur</text:p>
      <text:p text:style-name="P79">•<text:tab/>TJ : Tanggun Jawab</text:p>
      <text:p text:style-name="P79">•<text:tab/>DS : Disiplin</text:p>
      <text:p text:style-name="P79"/>
      <text:p text:style-name="P80">Catatan :</text:p>
      <text:p text:style-name="P85">1.<text:tab/>Aspek perilaku dinilai dengan kriteria:</text:p>
      <text:p text:style-name="P82">100 <text:tab/>= Sangat Baik</text:p>
      <text:p text:style-name="P82">75<text:tab/>= Baik</text:p>
      <text:p text:style-name="P82">50 <text:tab/>= Cukup</text:p>
      <text:p text:style-name="P82">25 <text:tab/>= Kurang</text:p>
      <text:p text:style-name="P85">2.<text:tab/>Skor maksimal = jumlah sikap yang dinilai dikalikan jumlah kriteria = 100 x 4 = 400</text:p>
      <text:p text:style-name="P85">3.<text:tab/>Skor sikap = jumlah skor dibagi jumlah sikap yang dinilai = 275 : 4 = 68,75</text:p>
      <text:p text:style-name="P85">4.<text:tab/>Kode nilai / predikat :</text:p>
      <text:p text:style-name="P83">75,01 – 100,00<text:tab/>= Sangat Baik (SB)</text:p>
      <text:p text:style-name="P83">50,01 – 75,00<text:tab/>= Baik (B)</text:p>
      <text:p text:style-name="P83">25,01 – 50,00 <text:tab/>= Cukup (C)</text:p>
      <text:p text:style-name="P83">00,00 – <text:s/>25,00<text:tab/>= Kurang (K)</text:p>
      <text:p text:style-name="P85">5.<text:tab/>Format di atas dapat diubah sesuai dengan aspek perilaku yang ingin dinilai</text:p>
      <text:p text:style-name="P40"/>
      <text:list xml:id="list91934175109935" text:continue-numbering="true" text:style-name="WWNum9">
        <text:list-item>
          <text:p text:style-name="P103"><text:soft-page-break/>Penilaian Diri</text:p>
        </text:list-item>
      </text:list>
      <text:p text:style-name="P39"><text:span text:style-name="T19">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7">No</text:p>
          </table:table-cell>
          <table:table-cell table:style-name="Table5.A1" office:value-type="string">
            <text:p text:style-name="P57">Pernyataan</text:p>
          </table:table-cell>
          <table:table-cell table:style-name="Table5.A1" office:value-type="string">
            <text:p text:style-name="P57">Ya</text:p>
          </table:table-cell>
          <table:table-cell table:style-name="Table5.A1" office:value-type="string">
            <text:p text:style-name="P57">Tidak</text:p>
          </table:table-cell>
          <table:table-cell table:style-name="Table5.A1" office:value-type="string">
            <text:p text:style-name="P57">Jumlah Skor</text:p>
          </table:table-cell>
          <table:table-cell table:style-name="Table5.A1" office:value-type="string">
            <text:p text:style-name="P57">Skor Sikap</text:p>
          </table:table-cell>
          <table:table-cell table:style-name="Table5.A1" office:value-type="string">
            <text:p text:style-name="P57">Kode Nilai</text:p>
          </table:table-cell>
        </table:table-row>
        <table:table-row table:style-name="Table5.1">
          <table:table-cell table:style-name="Table5.A2" office:value-type="string">
            <text:p text:style-name="P55">1</text:p>
          </table:table-cell>
          <table:table-cell table:style-name="Table5.B2" office:value-type="string">
            <text:p text:style-name="P54">Selama diskusi, saya ikut serta mengusulkan ide/gagasan.</text:p>
          </table:table-cell>
          <table:table-cell table:style-name="Table5.C2" office:value-type="string">
            <text:p text:style-name="P55">50</text:p>
          </table:table-cell>
          <table:table-cell table:style-name="Table5.D2" office:value-type="string">
            <text:p text:style-name="P55"/>
          </table:table-cell>
          <table:table-cell table:style-name="Table5.E5" table:number-rows-spanned="4" office:value-type="string">
            <text:p text:style-name="P55">250</text:p>
          </table:table-cell>
          <table:table-cell table:style-name="Table5.F5" table:number-rows-spanned="4" office:value-type="string">
            <text:p text:style-name="P55">62,50</text:p>
          </table:table-cell>
          <table:table-cell table:style-name="Table5.G5" table:number-rows-spanned="4" office:value-type="string">
            <text:p text:style-name="P55">C</text:p>
          </table:table-cell>
        </table:table-row>
        <table:table-row table:style-name="Table5.1">
          <table:table-cell table:style-name="Table5.A3" office:value-type="string">
            <text:p text:style-name="P55">2</text:p>
          </table:table-cell>
          <table:table-cell table:style-name="Table5.B3" office:value-type="string">
            <text:p text:style-name="P54">Ketika kami berdiskusi, setiap anggota mendapatkan kesempatan untuk berbicara.</text:p>
          </table:table-cell>
          <table:table-cell table:style-name="Table5.C3" office:value-type="string">
            <text:p text:style-name="P55"/>
          </table:table-cell>
          <table:table-cell table:style-name="Table5.D3" office:value-type="string">
            <text:p text:style-name="P55">50</text:p>
          </table:table-cell>
          <table:covered-table-cell/>
          <table:covered-table-cell/>
          <table:covered-table-cell/>
        </table:table-row>
        <table:table-row table:style-name="Table5.1">
          <table:table-cell table:style-name="Table5.A4" office:value-type="string">
            <text:p text:style-name="P55">3</text:p>
          </table:table-cell>
          <table:table-cell table:style-name="Table5.B4" office:value-type="string">
            <text:p text:style-name="P54">Saya ikut serta dalam membuat kesimpulan hasil diskusi kelompok.</text:p>
          </table:table-cell>
          <table:table-cell table:style-name="Table5.C4" office:value-type="string">
            <text:p text:style-name="P55">50</text:p>
          </table:table-cell>
          <table:table-cell table:style-name="Table5.D4" office:value-type="string">
            <text:p text:style-name="P55"/>
          </table:table-cell>
          <table:covered-table-cell/>
          <table:covered-table-cell/>
          <table:covered-table-cell/>
        </table:table-row>
        <table:table-row table:style-name="Table5.1">
          <table:table-cell table:style-name="Table5.A5" office:value-type="string">
            <text:p text:style-name="P55">4</text:p>
          </table:table-cell>
          <table:table-cell table:style-name="Table5.B5" office:value-type="string">
            <text:p text:style-name="P54">...</text:p>
          </table:table-cell>
          <table:table-cell table:style-name="Table5.C5" office:value-type="string">
            <text:p text:style-name="P55">100</text:p>
          </table:table-cell>
          <table:table-cell table:style-name="Table5.D5" office:value-type="string">
            <text:p text:style-name="P55"/>
          </table:table-cell>
          <table:covered-table-cell/>
          <table:covered-table-cell/>
          <table:covered-table-cell/>
        </table:table-row>
      </table:table>
      <text:p text:style-name="P40"/>
      <text:p text:style-name="P43">Catatan :</text:p>
      <text:p text:style-name="P85">1.<text:tab/>Skor penilaian Ya = 100 dan Tidak = 50</text:p>
      <text:p text:style-name="P85">2.<text:tab/>Skor maksimal = jumlah pernyataan dikalikan jumlah kriteria = 4 x 100 = 400</text:p>
      <text:p text:style-name="P85">3.<text:tab/>Skor sikap = (jumlah skor dibagi skor maksimal dikali 100) = (250 : 400) x 100 = 62,50</text:p>
      <text:p text:style-name="P85">4.<text:tab/>Kode nilai / predikat :</text:p>
      <text:p text:style-name="P83">75,01 – 100,00<text:tab/>= Sangat Baik (SB)</text:p>
      <text:p text:style-name="P83">50,01 – 75,00<text:tab/>= Baik (B)</text:p>
      <text:p text:style-name="P83">25,01 – 50,00 <text:tab/>= Cukup (C)</text:p>
      <text:p text:style-name="P83">00,00 – <text:s/>25,00<text:tab/>= Kurang (K)</text:p>
      <text:p text:style-name="P85">5.<text:tab/>Format di atas dapat juga digunakan untuk menilai kompetensi pengetahuan dan keterampilan</text:p>
      <text:p text:style-name="P40"/>
      <text:list xml:id="list91933120915736" text:continue-numbering="true" text:style-name="WWNum9">
        <text:list-item>
          <text:p text:style-name="P103">Penilaian Teman Sebaya</text:p>
        </text:list-item>
      </text:list>
      <text:p text:style-name="P39"><text:span text:style-name="T19">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9">:</text:span></text:p>
      <text:p text:style-name="P40"/>
      <text:p text:style-name="P41">Nama yang diamati <text:tab/>: ...</text:p>
      <text:p text:style-name="P41">Pengamat <text:tab/>: ...</text:p>
      <text:p text:style-name="P4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57">No</text:p>
          </table:table-cell>
          <table:table-cell table:style-name="Table6.A1" office:value-type="string">
            <text:p text:style-name="P57">Pernyataan</text:p>
          </table:table-cell>
          <table:table-cell table:style-name="Table6.A1" office:value-type="string">
            <text:p text:style-name="P57">Ya</text:p>
          </table:table-cell>
          <table:table-cell table:style-name="Table6.A1" office:value-type="string">
            <text:p text:style-name="P57">Tidak</text:p>
          </table:table-cell>
          <table:table-cell table:style-name="Table6.A1" office:value-type="string">
            <text:p text:style-name="P57">Jumlah Skor</text:p>
          </table:table-cell>
          <table:table-cell table:style-name="Table6.A1" office:value-type="string">
            <text:p text:style-name="P57">Skor Sikap</text:p>
          </table:table-cell>
          <table:table-cell table:style-name="Table6.A1" office:value-type="string">
            <text:p text:style-name="P57">Kode Nilai</text:p>
          </table:table-cell>
        </table:table-row>
        <table:table-row table:style-name="Table6.1">
          <table:table-cell table:style-name="Table6.A2" office:value-type="string">
            <text:p text:style-name="P55">1</text:p>
          </table:table-cell>
          <table:table-cell table:style-name="Table6.B2" office:value-type="string">
            <text:p text:style-name="P54">Mau menerima pendapat teman.</text:p>
          </table:table-cell>
          <table:table-cell table:style-name="Table6.C2" office:value-type="string">
            <text:p text:style-name="P55">100</text:p>
          </table:table-cell>
          <table:table-cell table:style-name="Table6.D2" office:value-type="string">
            <text:p text:style-name="P55"/>
          </table:table-cell>
          <table:table-cell table:style-name="Table6.E6" table:number-rows-spanned="5" office:value-type="string">
            <text:p text:style-name="P55">450</text:p>
          </table:table-cell>
          <table:table-cell table:style-name="Table6.F6" table:number-rows-spanned="5" office:value-type="string">
            <text:p text:style-name="P55">90,00</text:p>
          </table:table-cell>
          <table:table-cell table:style-name="Table6.G6" table:number-rows-spanned="5" office:value-type="string">
            <text:p text:style-name="P55">SB</text:p>
          </table:table-cell>
        </table:table-row>
        <table:table-row table:style-name="Table6.1">
          <table:table-cell table:style-name="Table6.A3" office:value-type="string">
            <text:p text:style-name="P55">2</text:p>
          </table:table-cell>
          <table:table-cell table:style-name="Table6.B3" office:value-type="string">
            <text:p text:style-name="P54">Memberikan solusi terhadap permasalahan.</text:p>
          </table:table-cell>
          <table:table-cell table:style-name="Table6.C3" office:value-type="string">
            <text:p text:style-name="P55">100</text:p>
          </table:table-cell>
          <table:table-cell table:style-name="Table6.D3" office:value-type="string">
            <text:p text:style-name="P55"/>
          </table:table-cell>
          <table:covered-table-cell/>
          <table:covered-table-cell/>
          <table:covered-table-cell/>
        </table:table-row>
        <table:table-row table:style-name="Table6.1">
          <table:table-cell table:style-name="Table6.A4" office:value-type="string">
            <text:p text:style-name="P55">3</text:p>
          </table:table-cell>
          <table:table-cell table:style-name="Table6.B4" office:value-type="string">
            <text:p text:style-name="P54">Memaksakan pendapat sendiri kepada anggota kelompok.</text:p>
          </table:table-cell>
          <table:table-cell table:style-name="Table6.C4" office:value-type="string">
            <text:p text:style-name="P55"/>
          </table:table-cell>
          <table:table-cell table:style-name="Table6.D4" office:value-type="string">
            <text:p text:style-name="P55">100</text:p>
          </table:table-cell>
          <table:covered-table-cell/>
          <table:covered-table-cell/>
          <table:covered-table-cell/>
        </table:table-row>
        <table:table-row table:style-name="Table6.1">
          <table:table-cell table:style-name="Table6.A5" office:value-type="string">
            <text:p text:style-name="P55">4</text:p>
          </table:table-cell>
          <table:table-cell table:style-name="Table6.B5" office:value-type="string">
            <text:p text:style-name="P54">Marah saat diberi kritik.</text:p>
          </table:table-cell>
          <table:table-cell table:style-name="Table6.C5" office:value-type="string">
            <text:p text:style-name="P55">100</text:p>
          </table:table-cell>
          <table:table-cell table:style-name="Table6.D5" office:value-type="string">
            <text:p text:style-name="P55"/>
          </table:table-cell>
          <table:covered-table-cell/>
          <table:covered-table-cell/>
          <table:covered-table-cell/>
        </table:table-row>
        <table:table-row table:style-name="Table6.1">
          <table:table-cell table:style-name="Table6.A6" office:value-type="string">
            <text:p text:style-name="P55">5</text:p>
          </table:table-cell>
          <table:table-cell table:style-name="Table6.B6" office:value-type="string">
            <text:p text:style-name="P54">...</text:p>
          </table:table-cell>
          <table:table-cell table:style-name="Table6.C6" office:value-type="string">
            <text:p text:style-name="P55"/>
          </table:table-cell>
          <table:table-cell table:style-name="Table6.D6" office:value-type="string">
            <text:p text:style-name="P55">50</text:p>
          </table:table-cell>
          <table:covered-table-cell/>
          <table:covered-table-cell/>
          <table:covered-table-cell/>
        </table:table-row>
      </table:table>
      <text:p text:style-name="P41"/>
      <text:p text:style-name="P43">Catatan :</text:p>
      <text:p text:style-name="P85">1.<text:tab/>Skor penilaian Ya = 100 dan Tidak = 50 untuk pernyataan yang positif, sedangkan untuk pernyataan yang negatif, Ya = 50 dan Tidak = 100</text:p>
      <text:p text:style-name="P85">2.<text:tab/>Skor maksimal = jumlah pernyataan dikalikan jumlah kriteria = 5 x 100 = 500</text:p>
      <text:p text:style-name="P85">3.<text:tab/>Skor sikap = (jumlah skor dibagi skor maksimal dikali 100) = (450 : 500) x 100 = 90,00</text:p>
      <text:p text:style-name="P85">4.<text:tab/>Kode nilai / predikat :</text:p>
      <text:p text:style-name="P83">75,01 – 100,00<text:tab/>= Sangat Baik (SB)</text:p>
      <text:p text:style-name="P83">50,01 – 75,00<text:tab/>= Baik (B)</text:p>
      <text:p text:style-name="P83">25,01 – 50,00 <text:tab/>= Cukup (C)</text:p>
      <text:p text:style-name="P83">00,00 – <text:s/>25,00<text:tab/>= Kurang (K)</text:p>
      <text:p text:style-name="P40"/>
      <text:list xml:id="list91933144380756" text:continue-numbering="true" text:style-name="WWNum9">
        <text:list-item>
          <text:p text:style-name="P104"><text:span text:style-name="T18">Penilaian Jurnal</text:span><text:span text:style-name="T9"> </text:span><text:span text:style-name="T16">(Lihat lampiran)</text:span></text:p>
        </text:list-item>
      </text:list>
      <text:p text:style-name="P81"/>
      <text:list xml:id="list91934270772771" text:continue-list="list494320126" text:style-name="WWNum12">
        <text:list-item>
          <text:p text:style-name="P101">Pengetahuan</text:p>
        </text:list-item>
      </text:list>
      <text:list xml:id="list331172687" text:style-name="WWNum10">
        <text:list-item>
          <text:p text:style-name="P92"><text:span text:style-name="T18">Tertulis Pilihan</text:span><text:span text:style-name="T19"> Ganda </text:span><text:span text:style-name="T20">(lihat lampiran)</text:span></text:p>
        </text:list-item>
        <text:list-item>
          <text:p text:style-name="P92"><text:span text:style-name="T18">Tertulis Uraian</text:span><text:span text:style-name="T20">(lihat lampiran)</text:span></text:p>
        </text:list-item>
        <text:list-item>
          <text:p text:style-name="P94">Tes Lisan / Observasi terhadap Diskusi Tanya Jawab dan Percakapan</text:p>
        </text:list-item>
      </text:list>
      <text:p text:style-name="P34"/>
      <text:p text:style-name="P34">Praktek Monolog atau Dialog</text:p>
      <text:p text:style-name="P37">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8">No</text:p>
            </table:table-cell>
            <table:table-cell table:style-name="Table7.A1" table:number-rows-spanned="2" office:value-type="string">
              <text:p text:style-name="P48">Aspek yang Dinilai</text:p>
            </table:table-cell>
            <table:table-cell table:style-name="Table7.A1" table:number-columns-spanned="4" office:value-type="string">
              <text:p text:style-name="P48">Skala</text:p>
            </table:table-cell>
            <table:covered-table-cell/>
            <table:covered-table-cell/>
            <table:covered-table-cell/>
            <table:table-cell table:style-name="Table7.A1" table:number-rows-spanned="2" office:value-type="string">
              <text:p text:style-name="P48">Jumlah Skor</text:p>
            </table:table-cell>
            <table:table-cell table:style-name="Table7.A1" table:number-rows-spanned="2" office:value-type="string">
              <text:p text:style-name="P48">Skor Sikap</text:p>
            </table:table-cell>
            <table:table-cell table:style-name="Table7.A1" table:number-rows-spanned="2" office:value-type="string">
              <text:p text:style-name="P48">Kode Nilai</text:p>
            </table:table-cell>
          </table:table-row>
          <table:table-row table:style-name="Table7.1">
            <table:covered-table-cell/>
            <table:covered-table-cell/>
            <table:table-cell table:style-name="Table7.A1" office:value-type="string">
              <text:p text:style-name="P48">25</text:p>
            </table:table-cell>
            <table:table-cell table:style-name="Table7.A1" office:value-type="string">
              <text:p text:style-name="P48">50</text:p>
            </table:table-cell>
            <table:table-cell table:style-name="Table7.A1" office:value-type="string">
              <text:p text:style-name="P48">75</text:p>
            </table:table-cell>
            <table:table-cell table:style-name="Table7.A1" office:value-type="string">
              <text:p text:style-name="P48">100</text:p>
            </table:table-cell>
            <table:covered-table-cell/>
            <table:covered-table-cell/>
            <table:covered-table-cell/>
          </table:table-row>
        </table:table-header-rows>
        <table:table-row table:style-name="Table7.1">
          <table:table-cell table:style-name="Table7.A3" office:value-type="string">
            <text:p text:style-name="P45">1</text:p>
          </table:table-cell>
          <table:table-cell table:style-name="Table7.B3" office:value-type="string">
            <text:p text:style-name="P44">Intonasi</text:p>
          </table:table-cell>
          <table:table-cell table:style-name="Table7.C3" office:value-type="string">
            <text:p text:style-name="P45"/>
          </table:table-cell>
          <table:table-cell table:style-name="Table7.D3" office:value-type="string">
            <text:p text:style-name="P45"/>
          </table:table-cell>
          <table:table-cell table:style-name="Table7.E3" office:value-type="string">
            <text:p text:style-name="P45"/>
          </table:table-cell>
          <table:table-cell table:style-name="Table7.F3" office:value-type="string">
            <text:p text:style-name="P45"/>
          </table:table-cell>
          <table:table-cell table:style-name="Table7.G8" table:number-rows-spanned="6" office:value-type="string">
            <text:p text:style-name="P45"/>
          </table:table-cell>
          <table:table-cell table:style-name="Table7.H8" table:number-rows-spanned="6" office:value-type="string">
            <text:p text:style-name="P45"/>
          </table:table-cell>
          <table:table-cell table:style-name="Table7.I8" table:number-rows-spanned="6" office:value-type="string">
            <text:p text:style-name="P45"/>
          </table:table-cell>
        </table:table-row>
        <table:table-row table:style-name="Table7.1">
          <table:table-cell table:style-name="Table7.A4" office:value-type="string">
            <text:p text:style-name="P45">2</text:p>
          </table:table-cell>
          <table:table-cell table:style-name="Table7.B4" office:value-type="string">
            <text:p text:style-name="P44">Pelafalan</text:p>
          </table:table-cell>
          <table:table-cell table:style-name="Table7.C4" office:value-type="string">
            <text:p text:style-name="P45"/>
          </table:table-cell>
          <table:table-cell table:style-name="Table7.D4" office:value-type="string">
            <text:p text:style-name="P45"/>
          </table:table-cell>
          <table:table-cell table:style-name="Table7.E4" office:value-type="string">
            <text:p text:style-name="P45"/>
          </table:table-cell>
          <table:table-cell table:style-name="Table7.F4" office:value-type="string">
            <text:p text:style-name="P45"/>
          </table:table-cell>
          <table:covered-table-cell/>
          <table:covered-table-cell/>
          <table:covered-table-cell/>
        </table:table-row>
        <table:table-row table:style-name="Table7.1">
          <table:table-cell table:style-name="Table7.A5" office:value-type="string">
            <text:p text:style-name="P45">3</text:p>
          </table:table-cell>
          <table:table-cell table:style-name="Table7.B5" office:value-type="string">
            <text:p text:style-name="P44">Kelancaran</text:p>
          </table:table-cell>
          <table:table-cell table:style-name="Table7.C5" office:value-type="string">
            <text:p text:style-name="P45"/>
          </table:table-cell>
          <table:table-cell table:style-name="Table7.D5" office:value-type="string">
            <text:p text:style-name="P45"/>
          </table:table-cell>
          <table:table-cell table:style-name="Table7.E5" office:value-type="string">
            <text:p text:style-name="P45"/>
          </table:table-cell>
          <table:table-cell table:style-name="Table7.F5" office:value-type="string">
            <text:p text:style-name="P45"/>
          </table:table-cell>
          <table:covered-table-cell/>
          <table:covered-table-cell/>
          <table:covered-table-cell/>
        </table:table-row>
        <table:table-row table:style-name="Table7.1">
          <table:table-cell table:style-name="Table7.A6" office:value-type="string">
            <text:p text:style-name="P45">4</text:p>
          </table:table-cell>
          <table:table-cell table:style-name="Table7.B6" office:value-type="string">
            <text:p text:style-name="P44">Ekspresi</text:p>
          </table:table-cell>
          <table:table-cell table:style-name="Table7.C6" office:value-type="string">
            <text:p text:style-name="P45"/>
          </table:table-cell>
          <table:table-cell table:style-name="Table7.D6" office:value-type="string">
            <text:p text:style-name="P45"/>
          </table:table-cell>
          <table:table-cell table:style-name="Table7.E6" office:value-type="string">
            <text:p text:style-name="P45"/>
          </table:table-cell>
          <table:table-cell table:style-name="Table7.F6" office:value-type="string">
            <text:p text:style-name="P45"/>
          </table:table-cell>
          <table:covered-table-cell/>
          <table:covered-table-cell/>
          <table:covered-table-cell/>
        </table:table-row>
        <table:table-row table:style-name="Table7.1">
          <table:table-cell table:style-name="Table7.A7" office:value-type="string">
            <text:p text:style-name="P45">5</text:p>
          </table:table-cell>
          <table:table-cell table:style-name="Table7.B7" office:value-type="string">
            <text:p text:style-name="P44">Penampilan</text:p>
          </table:table-cell>
          <table:table-cell table:style-name="Table7.C7" office:value-type="string">
            <text:p text:style-name="P45"/>
          </table:table-cell>
          <table:table-cell table:style-name="Table7.D7" office:value-type="string">
            <text:p text:style-name="P45"/>
          </table:table-cell>
          <table:table-cell table:style-name="Table7.E7" office:value-type="string">
            <text:p text:style-name="P45"/>
          </table:table-cell>
          <table:table-cell table:style-name="Table7.F7" office:value-type="string">
            <text:p text:style-name="P45"/>
          </table:table-cell>
          <table:covered-table-cell/>
          <table:covered-table-cell/>
          <table:covered-table-cell/>
        </table:table-row>
        <table:table-row table:style-name="Table7.1">
          <table:table-cell table:style-name="Table7.A8" office:value-type="string">
            <text:p text:style-name="P45">6</text:p>
          </table:table-cell>
          <table:table-cell table:style-name="Table7.B8" office:value-type="string">
            <text:p text:style-name="P44">Gestur</text:p>
          </table:table-cell>
          <table:table-cell table:style-name="Table7.C8" office:value-type="string">
            <text:p text:style-name="P45"/>
          </table:table-cell>
          <table:table-cell table:style-name="Table7.D8" office:value-type="string">
            <text:p text:style-name="P45"/>
          </table:table-cell>
          <table:table-cell table:style-name="Table7.E8" office:value-type="string">
            <text:p text:style-name="P45"/>
          </table:table-cell>
          <table:table-cell table:style-name="Table7.F8" office:value-type="string">
            <text:p text:style-name="P45"/>
          </table:table-cell>
          <table:covered-table-cell/>
          <table:covered-table-cell/>
          <table:covered-table-cell/>
        </table:table-row>
      </table:table>
      <text:p text:style-name="P34"/>
      <text:list xml:id="list91934619914924" text:continue-numbering="true" text:style-name="WWNum10">
        <text:list-item>
          <text:p text:style-name="P92"><text:span text:style-name="T18">Penugasan</text:span><text:span text:style-name="T20">(lihat lampiran)</text:span></text:p>
        </text:list-item>
      </text:list>
      <text:p text:style-name="P33">Tugas Rumah</text:p>
      <text:list xml:id="list1757864707" text:style-name="WWNum13">
        <text:list-item>
          <text:p text:style-name="P96">Peserta didik menjawab pertanyaan yang terdapat pada buku peserta didik</text:p>
        </text:list-item>
        <text:list-item>
          <text:p text:style-name="P96">Peserta didik memnta tanda tangan orangtua sebagai bukti bahwa mereka telah mengerjakan tugas rumah dengan baik</text:p>
        </text:list-item>
        <text:list-item>
          <text:p text:style-name="P96">Peserta didik mengumpulkan jawaban dari tugas rumah yang telah dikerjakan untuk mendapatkan penilaian</text:p>
        </text:list-item>
      </text:list>
      <text:p text:style-name="P51"/>
      <text:p text:style-name="P51"/>
      <text:p text:style-name="P51"/>
      <text:p text:style-name="P51"/>
      <text:p text:style-name="P51"/>
      <text:p text:style-name="P51"/>
      <text:p text:style-name="P51"><text:soft-page-break/></text:p>
      <text:p text:style-name="P51"/>
      <text:p text:style-name="P51"/>
      <text:list xml:id="list91934549569548" text:continue-list="list91934270772771" text:style-name="WWNum12">
        <text:list-item>
          <text:p text:style-name="P101">Keterampilan</text:p>
        </text:list-item>
      </text:list>
      <text:list xml:id="list3461756045" text:style-name="WWNum11">
        <text:list-item>
          <text:p text:style-name="P95">Penilaian Unjuk Kerja</text:p>
        </text:list-item>
      </text:list>
      <text:p text:style-name="P34">Contoh instrumen penilaian unjuk kerja dapat dilihat pada instrumen penilaian ujian keterampilan berbicara sebagai berikut:</text:p>
      <text:p text:style-name="P34"/>
      <text:p text:style-name="P37">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8">No</text:p>
            </table:table-cell>
            <table:table-cell table:style-name="Table8.A1" office:value-type="string">
              <text:p text:style-name="P48">Aspek yang Dinilai</text:p>
            </table:table-cell>
            <table:table-cell table:style-name="Table8.A1" office:value-type="string">
              <text:p text:style-name="P48">Sangat </text:p>
              <text:p text:style-name="P48">Baik </text:p>
              <text:p text:style-name="P48">(100)</text:p>
            </table:table-cell>
            <table:table-cell table:style-name="Table8.A1" office:value-type="string">
              <text:p text:style-name="P48">Baik </text:p>
              <text:p text:style-name="P48">(75)</text:p>
            </table:table-cell>
            <table:table-cell table:style-name="Table8.A1" office:value-type="string">
              <text:p text:style-name="P48">Kurang </text:p>
              <text:p text:style-name="P48">Baik </text:p>
              <text:p text:style-name="P48">(50)</text:p>
            </table:table-cell>
            <table:table-cell table:style-name="Table8.A1" office:value-type="string">
              <text:p text:style-name="P48">Tidak </text:p>
              <text:p text:style-name="P48">Baik </text:p>
              <text:p text:style-name="P48">(25)</text:p>
            </table:table-cell>
          </table:table-row>
        </table:table-header-rows>
        <table:table-row table:style-name="Table8.1">
          <table:table-cell table:style-name="Table8.A2" office:value-type="string">
            <text:p text:style-name="P45">1</text:p>
          </table:table-cell>
          <table:table-cell table:style-name="Table8.B2" office:value-type="string">
            <text:p text:style-name="P44">Kesesuaian respon dengan pertanyaan</text:p>
          </table:table-cell>
          <table:table-cell table:style-name="Table8.C2" office:value-type="string">
            <text:p text:style-name="P45"/>
          </table:table-cell>
          <table:table-cell table:style-name="Table8.D2" office:value-type="string">
            <text:p text:style-name="P45"/>
          </table:table-cell>
          <table:table-cell table:style-name="Table8.E2" office:value-type="string">
            <text:p text:style-name="P45"/>
          </table:table-cell>
          <table:table-cell table:style-name="Table8.F2" office:value-type="string">
            <text:p text:style-name="P45"/>
          </table:table-cell>
        </table:table-row>
        <table:table-row table:style-name="Table8.1">
          <table:table-cell table:style-name="Table8.A3" office:value-type="string">
            <text:p text:style-name="P45">2</text:p>
          </table:table-cell>
          <table:table-cell table:style-name="Table8.B3" office:value-type="string">
            <text:p text:style-name="P44">Keserasian pemilihan kata</text:p>
          </table:table-cell>
          <table:table-cell table:style-name="Table8.C3" office:value-type="string">
            <text:p text:style-name="P45"/>
          </table:table-cell>
          <table:table-cell table:style-name="Table8.D3" office:value-type="string">
            <text:p text:style-name="P45"/>
          </table:table-cell>
          <table:table-cell table:style-name="Table8.E3" office:value-type="string">
            <text:p text:style-name="P45"/>
          </table:table-cell>
          <table:table-cell table:style-name="Table8.F3" office:value-type="string">
            <text:p text:style-name="P45"/>
          </table:table-cell>
        </table:table-row>
        <table:table-row table:style-name="Table8.1">
          <table:table-cell table:style-name="Table8.A4" office:value-type="string">
            <text:p text:style-name="P45">3</text:p>
          </table:table-cell>
          <table:table-cell table:style-name="Table8.B4" office:value-type="string">
            <text:p text:style-name="P44">Kesesuaian penggunaan tata bahasa</text:p>
          </table:table-cell>
          <table:table-cell table:style-name="Table8.C4" office:value-type="string">
            <text:p text:style-name="P45"/>
          </table:table-cell>
          <table:table-cell table:style-name="Table8.D4" office:value-type="string">
            <text:p text:style-name="P45"/>
          </table:table-cell>
          <table:table-cell table:style-name="Table8.E4" office:value-type="string">
            <text:p text:style-name="P45"/>
          </table:table-cell>
          <table:table-cell table:style-name="Table8.F4" office:value-type="string">
            <text:p text:style-name="P45"/>
          </table:table-cell>
        </table:table-row>
        <table:table-row table:style-name="Table8.1">
          <table:table-cell table:style-name="Table8.A5" office:value-type="string">
            <text:p text:style-name="P45">4</text:p>
          </table:table-cell>
          <table:table-cell table:style-name="Table8.B5" office:value-type="string">
            <text:p text:style-name="P44">Pelafalan</text:p>
          </table:table-cell>
          <table:table-cell table:style-name="Table8.C5" office:value-type="string">
            <text:p text:style-name="P45"/>
          </table:table-cell>
          <table:table-cell table:style-name="Table8.D5" office:value-type="string">
            <text:p text:style-name="P45"/>
          </table:table-cell>
          <table:table-cell table:style-name="Table8.E5" office:value-type="string">
            <text:p text:style-name="P45"/>
          </table:table-cell>
          <table:table-cell table:style-name="Table8.F5" office:value-type="string">
            <text:p text:style-name="P45"/>
          </table:table-cell>
        </table:table-row>
      </table:table>
      <text:p text:style-name="P34">Kriteria penilaian (skor)</text:p>
      <text:p text:style-name="P36">100<text:tab/>= <text:tab/>Sangat Baik<text:tab/>50<text:tab/>=<text:tab/>Kurang Baik</text:p>
      <text:p text:style-name="P36">75<text:tab/><text:tab/>=<text:tab/>Baik<text:tab/>25<text:tab/>=<text:tab/>Tidak Baik</text:p>
      <text:p text:style-name="P35">Cara mencari nilai (N) = Jumalah skor yang diperoleh siswa dibagi jumlah skor maksimal dikali skor ideal (100)</text:p>
      <text:p text:style-name="P35"/>
      <text:p text:style-name="P38">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6">No</text:p>
            </table:table-cell>
            <table:table-cell table:style-name="Table9.A1" office:value-type="string">
              <text:p text:style-name="P46">Aspek yang Dinilai</text:p>
            </table:table-cell>
            <table:table-cell table:style-name="Table9.A1" office:value-type="string">
              <text:p text:style-name="P46">100</text:p>
            </table:table-cell>
            <table:table-cell table:style-name="Table9.A1" office:value-type="string">
              <text:p text:style-name="P46">75</text:p>
            </table:table-cell>
            <table:table-cell table:style-name="Table9.A1" office:value-type="string">
              <text:p text:style-name="P46">50</text:p>
            </table:table-cell>
            <table:table-cell table:style-name="Table9.A1" office:value-type="string">
              <text:p text:style-name="P46">25</text:p>
            </table:table-cell>
          </table:table-row>
        </table:table-header-rows>
        <table:table-row table:style-name="Table9.1">
          <table:table-cell table:style-name="Table9.A2" office:value-type="string">
            <text:p text:style-name="P46">1</text:p>
          </table:table-cell>
          <table:table-cell table:style-name="Table9.B2" office:value-type="string">
            <text:p text:style-name="P47">Penguasaan materi diskusi</text:p>
          </table:table-cell>
          <table:table-cell table:style-name="Table9.C2" office:value-type="string">
            <text:p text:style-name="P46"/>
          </table:table-cell>
          <table:table-cell table:style-name="Table9.D2" office:value-type="string">
            <text:p text:style-name="P46"/>
          </table:table-cell>
          <table:table-cell table:style-name="Table9.E2" office:value-type="string">
            <text:p text:style-name="P46"/>
          </table:table-cell>
          <table:table-cell table:style-name="Table9.F2" office:value-type="string">
            <text:p text:style-name="P46"/>
          </table:table-cell>
        </table:table-row>
        <table:table-row table:style-name="Table9.1">
          <table:table-cell table:style-name="Table9.A3" office:value-type="string">
            <text:p text:style-name="P46">2</text:p>
          </table:table-cell>
          <table:table-cell table:style-name="Table9.B3" office:value-type="string">
            <text:p text:style-name="P47">Kemampuan menjawab pertanyaan</text:p>
          </table:table-cell>
          <table:table-cell table:style-name="Table9.C3" office:value-type="string">
            <text:p text:style-name="P46"/>
          </table:table-cell>
          <table:table-cell table:style-name="Table9.D3" office:value-type="string">
            <text:p text:style-name="P46"/>
          </table:table-cell>
          <table:table-cell table:style-name="Table9.E3" office:value-type="string">
            <text:p text:style-name="P46"/>
          </table:table-cell>
          <table:table-cell table:style-name="Table9.F3" office:value-type="string">
            <text:p text:style-name="P46"/>
          </table:table-cell>
        </table:table-row>
        <table:table-row table:style-name="Table9.1">
          <table:table-cell table:style-name="Table9.A4" office:value-type="string">
            <text:p text:style-name="P46">3</text:p>
          </table:table-cell>
          <table:table-cell table:style-name="Table9.B4" office:value-type="string">
            <text:p text:style-name="P47">Kemampuan mengolah kata</text:p>
          </table:table-cell>
          <table:table-cell table:style-name="Table9.C4" office:value-type="string">
            <text:p text:style-name="P46"/>
          </table:table-cell>
          <table:table-cell table:style-name="Table9.D4" office:value-type="string">
            <text:p text:style-name="P46"/>
          </table:table-cell>
          <table:table-cell table:style-name="Table9.E4" office:value-type="string">
            <text:p text:style-name="P46"/>
          </table:table-cell>
          <table:table-cell table:style-name="Table9.F4" office:value-type="string">
            <text:p text:style-name="P46"/>
          </table:table-cell>
        </table:table-row>
        <table:table-row table:style-name="Table9.1">
          <table:table-cell table:style-name="Table9.A5" office:value-type="string">
            <text:p text:style-name="P46">4</text:p>
          </table:table-cell>
          <table:table-cell table:style-name="Table9.B5" office:value-type="string">
            <text:p text:style-name="P47">Kemampuan menyelesaikan masalah</text:p>
          </table:table-cell>
          <table:table-cell table:style-name="Table9.C5" office:value-type="string">
            <text:p text:style-name="P46"/>
          </table:table-cell>
          <table:table-cell table:style-name="Table9.D5" office:value-type="string">
            <text:p text:style-name="P46"/>
          </table:table-cell>
          <table:table-cell table:style-name="Table9.E5" office:value-type="string">
            <text:p text:style-name="P46"/>
          </table:table-cell>
          <table:table-cell table:style-name="Table9.F5" office:value-type="string">
            <text:p text:style-name="P46"/>
          </table:table-cell>
        </table:table-row>
      </table:table>
      <text:p text:style-name="P34">Keterangan :</text:p>
      <text:p text:style-name="P36">100<text:tab/>= <text:tab/>Sangat Baik<text:tab/>50<text:tab/>=<text:tab/>Kurang Baik</text:p>
      <text:p text:style-name="P36">75<text:tab/>=<text:tab/>Baik<text:tab/>25<text:tab/>=<text:tab/>Tidak Baik</text:p>
      <text:p text:style-name="P35"/>
      <text:list xml:id="list91934394426090" text:continue-numbering="true" text:style-name="WWNum11">
        <text:list-item>
          <text:p text:style-name="P93"><text:span text:style-name="T18">Penilaian Proyek</text:span><text:span text:style-name="T20">(lihat lampiran)</text:span></text:p>
        </text:list-item>
      </text:list>
      <text:p text:style-name="P34">Membuat denah sekolah, jadwal kegiatan sekolah, dll</text:p>
      <text:list xml:id="list91933875791027" text:continue-numbering="true" text:style-name="WWNum11">
        <text:list-item>
          <text:p text:style-name="P93"><text:span text:style-name="T18">Penilaian Produk</text:span><text:span text:style-name="T20">(lihat lampiran)</text:span></text:p>
        </text:list-item>
        <text:list-item>
          <text:p text:style-name="P95">Penilaian Portofolio</text:p>
        </text:list-item>
      </text:list>
      <text:p text:style-name="P34"/>
      <text:p text:style-name="P34">Kumpulan semua tugas yang sudah dikerjakan peserta didik, seperti catatan, PR, dll</text:p>
      <text:p text:style-name="P34">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46">No</text:p>
            </table:table-cell>
            <table:table-cell table:style-name="Table10.A1" office:value-type="string">
              <text:p text:style-name="P46">Aspek yang Dinilai</text:p>
            </table:table-cell>
            <table:table-cell table:style-name="Table10.A1" office:value-type="string">
              <text:p text:style-name="P46">100</text:p>
            </table:table-cell>
            <table:table-cell table:style-name="Table10.A1" office:value-type="string">
              <text:p text:style-name="P46">75</text:p>
            </table:table-cell>
            <table:table-cell table:style-name="Table10.A1" office:value-type="string">
              <text:p text:style-name="P46">50</text:p>
            </table:table-cell>
            <table:table-cell table:style-name="Table10.A1" office:value-type="string">
              <text:p text:style-name="P46">25</text:p>
            </table:table-cell>
          </table:table-row>
        </table:table-header-rows>
        <table:table-row table:style-name="Table10.2">
          <table:table-cell table:style-name="Table10.A2" office:value-type="string">
            <text:p text:style-name="P46">1</text:p>
          </table:table-cell>
          <table:table-cell table:style-name="Table10.B2" office:value-type="string">
            <text:p text:style-name="P47"/>
          </table:table-cell>
          <table:table-cell table:style-name="Table10.C2" office:value-type="string">
            <text:p text:style-name="P46"/>
          </table:table-cell>
          <table:table-cell table:style-name="Table10.D2" office:value-type="string">
            <text:p text:style-name="P46"/>
          </table:table-cell>
          <table:table-cell table:style-name="Table10.E2" office:value-type="string">
            <text:p text:style-name="P46"/>
          </table:table-cell>
          <table:table-cell table:style-name="Table10.F2" office:value-type="string">
            <text:p text:style-name="P46"/>
          </table:table-cell>
        </table:table-row>
        <table:table-row table:style-name="Table10.2">
          <table:table-cell table:style-name="Table10.A3" office:value-type="string">
            <text:p text:style-name="P46">2</text:p>
          </table:table-cell>
          <table:table-cell table:style-name="Table10.B3" office:value-type="string">
            <text:p text:style-name="P47"/>
          </table:table-cell>
          <table:table-cell table:style-name="Table10.C3" office:value-type="string">
            <text:p text:style-name="P46"/>
          </table:table-cell>
          <table:table-cell table:style-name="Table10.D3" office:value-type="string">
            <text:p text:style-name="P46"/>
          </table:table-cell>
          <table:table-cell table:style-name="Table10.E3" office:value-type="string">
            <text:p text:style-name="P46"/>
          </table:table-cell>
          <table:table-cell table:style-name="Table10.F3" office:value-type="string">
            <text:p text:style-name="P46"/>
          </table:table-cell>
        </table:table-row>
        <table:table-row table:style-name="Table10.1">
          <table:table-cell table:style-name="Table10.A4" office:value-type="string">
            <text:p text:style-name="P46">3</text:p>
          </table:table-cell>
          <table:table-cell table:style-name="Table10.B4" office:value-type="string">
            <text:p text:style-name="P47"/>
          </table:table-cell>
          <table:table-cell table:style-name="Table10.C4" office:value-type="string">
            <text:p text:style-name="P46"/>
          </table:table-cell>
          <table:table-cell table:style-name="Table10.D4" office:value-type="string">
            <text:p text:style-name="P46"/>
          </table:table-cell>
          <table:table-cell table:style-name="Table10.E4" office:value-type="string">
            <text:p text:style-name="P46"/>
          </table:table-cell>
          <table:table-cell table:style-name="Table10.F4" office:value-type="string">
            <text:p text:style-name="P46"/>
          </table:table-cell>
        </table:table-row>
        <table:table-row table:style-name="Table10.1">
          <table:table-cell table:style-name="Table10.A5" office:value-type="string">
            <text:p text:style-name="P46">4</text:p>
          </table:table-cell>
          <table:table-cell table:style-name="Table10.B5" office:value-type="string">
            <text:p text:style-name="P47"/>
          </table:table-cell>
          <table:table-cell table:style-name="Table10.C5" office:value-type="string">
            <text:p text:style-name="P46"/>
          </table:table-cell>
          <table:table-cell table:style-name="Table10.D5" office:value-type="string">
            <text:p text:style-name="P46"/>
          </table:table-cell>
          <table:table-cell table:style-name="Table10.E5" office:value-type="string">
            <text:p text:style-name="P46"/>
          </table:table-cell>
          <table:table-cell table:style-name="Table10.F5" office:value-type="string">
            <text:p text:style-name="P46"/>
          </table:table-cell>
        </table:table-row>
      </table:table>
      <text:p text:style-name="P53"><text:soft-page-break/></text:p>
      <text:p text:style-name="P50"/>
      <text:p text:style-name="P50"/>
      <text:p text:style-name="P50"/>
      <text:p text:style-name="P50"/>
      <text:p text:style-name="P50"/>
      <text:p text:style-name="P50"/>
      <text:list xml:id="list91934210270568" text:continue-list="list91934549569548" text:style-name="WWNum12">
        <text:list-item>
          <text:p text:style-name="P100"><text:span text:style-name="T9">Pembelajaran</text:span><text:span text:style-name="T10"> Remedial</text:span></text:p>
        </text:list-item>
      </text:list>
      <text:p text:style-name="P32">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52"/>
      <text:list xml:id="list91933337020023" text:continue-numbering="true" text:style-name="WWNum12">
        <text:list-item>
          <text:p text:style-name="P101">PembelajaranPengayaan</text:p>
        </text:list-item>
      </text:list>
      <text:p text:style-name="P32">Kegiatan pembelajaran pengayaan dirumuskan sesuai dengan karakteristik peserta didik, alokasi waktu, sarana dan media pembelajaran.</text:p>
      <text:p text:style-name="P12"/>
      <text:p text:style-name="P12"/>
      <table:table table:name="Table11" table:style-name="Table11">
        <table:table-column table:style-name="Table11.A"/>
        <table:table-column table:style-name="Table11.B"/>
        <table:table-row table:style-name="Table11.1">
          <table:table-cell table:style-name="Table11.A1" office:value-type="string">
            <text:p text:style-name="P10">Mengetahui :</text:p>
            <text:p text:style-name="P2"><text:span text:style-name="T1">Kepala </text:span><text:span text:style-name="T3">Sekolah </text:span></text:p>
            <text:p text:style-name="P10"/>
            <text:p text:style-name="P10"/>
            <text:p text:style-name="P10"/>
            <text:p text:style-name="P14">Fahita R Muhammad <text:s/>S.Pd</text:p>
            <text:p text:style-name="P2"><text:span text:style-name="T1">NIP. </text:span><text:span text:style-name="T21">197105131995022001</text:span></text:p>
          </table:table-cell>
          <table:table-cell table:style-name="Table11.A1" office:value-type="string">
            <text:p text:style-name="P2"><text:span text:style-name="T4">Ternate</text:span><text:span text:style-name="T1">, </text:span><text:span text:style-name="T4">....</text:span><text:span text:style-name="T1"> Juli 201</text:span><text:span text:style-name="T4">8</text:span></text:p>
            <text:p text:style-name="P10">Guru Mata Pelajaran</text:p>
            <text:p text:style-name="P10"/>
            <text:p text:style-name="P13"/>
            <text:p text:style-name="P13"/>
            <text:p text:style-name="P15">Nurbaya Ahmad</text:p>
            <text:p text:style-name="P2"><text:span text:style-name="T1">NIP. </text:span><text:span text:style-name="T21">196612021987122006</text:span></text:p>
          </table:table-cell>
        </table:table-row>
      </table:table>
      <text:p text:style-name="P9"><text:tab/><text:tab/><text:tab/><text:tab/><text:tab/><text:tab/><text:tab/><text:tab/></text:p>
      <text:p text:style-name="P8"/>
      <text:p text:style-name="P16">Catatan Kepala Sekolah :</text:p>
      <text:p text:style-name="P8">....................................................................................................................................................................................................................................................................................................................................................................................................................................................................................................................................................................................................................................</text:p>
      <text:p text:style-name="P8"/>
      <text:p text:style-name="P1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73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20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20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20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201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201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201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201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201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20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0"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4"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s</meta:initial-creator>
    <meta:editing-cycles>8</meta:editing-cycles>
    <meta:creation-date>2017-08-21T06:56:00</meta:creation-date>
    <dc:date>2018-09-10T00:11:00.456137630</dc:date>
    <meta:editing-duration>PT20M36S</meta:editing-duration>
    <meta:generator>LibreOffice/6.0.7.3$Linux_X86_64 LibreOffice_project/00m0$Build-3</meta:generator>
    <meta:document-statistic meta:table-count="11" meta:image-count="0" meta:object-count="0" meta:page-count="16" meta:paragraph-count="470" meta:word-count="3820" meta:character-count="26980" meta:non-whitespace-character-count="23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